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1350000000000002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1350000000000002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row table:style-name="ro1">
          <table:table-cell office:value-type="string">
            <text:p/>
          </table:table-cell>
          <table:table-cell office:value-type="string">
            <text:p>plingo-1/sampl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</table:table-row>
        <table:table-row table:style-name="ro1">
          <table:table-cell office:value-type="string">
            <text:p>./grid_2_2.lp</text:p>
          </table:table-cell>
          <table:table-cell office:value-type="float" office:value="0.799945"/>
          <table:table-cell office:value-type="float" office:value="0.00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265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91945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</table:table-row>
        <table:table-row table:style-name="ro1">
          <table:table-cell office:value-type="string">
            <text:p>./grid_3_2.lp</text:p>
          </table:table-cell>
          <table:table-cell office:value-type="float" office:value="0.769217"/>
          <table:table-cell office:value-type="float" office:value="0.00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01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60217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</table:table-row>
        <table:table-row table:style-name="ro1">
          <table:table-cell office:value-type="string">
            <text:p>./grid_3_3.lp</text:p>
          </table:table-cell>
          <table:table-cell office:value-type="float" office:value="0.759695"/>
          <table:table-cell office:value-type="float" office:value="0.00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091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51695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</table:table-row>
        <table:table-row table:style-name="ro1">
          <table:table-cell office:value-type="string">
            <text:p>./grid_4_2.lp</text:p>
          </table:table-cell>
          <table:table-cell office:value-type="float" office:value="0.791889"/>
          <table:table-cell office:value-type="float" office:value="0.0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296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81889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</table:table-row>
        <table:table-row table:style-name="ro1">
          <table:table-cell office:value-type="string">
            <text:p>./grid_4_3.lp</text:p>
          </table:table-cell>
          <table:table-cell office:value-type="float" office:value="0.815541"/>
          <table:table-cell office:value-type="float" office:value="0.00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32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807541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</table:table-row>
        <table:table-row table:style-name="ro1">
          <table:table-cell office:value-type="string">
            <text:p>./grid_4_4.lp</text:p>
          </table:table-cell>
          <table:table-cell office:value-type="float" office:value="0.828711"/>
          <table:table-cell office:value-type="float" office:value="0.00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32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819711"/>
          <table:table-cell table:formula="of:=MIN([.$B8])" office:value-type="float"/>
          <table:table-cell table:formula="of:=MIN([.$C8])" office:value-type="float"/>
          <table:table-cell table:formula="of:=MIN([.$D8])" office:value-type="float"/>
          <table:table-cell table:formula="of:=MIN([.$E8])" office:value-type="float"/>
          <table:table-cell table:formula="of:=MIN([.$F8])" office:value-type="float"/>
          <table:table-cell table:formula="of:=MIN([.$G8])" office:value-type="float"/>
          <table:table-cell table:formula="of:=MIN([.$H8])" office:value-type="float"/>
          <table:table-cell table:formula="of:=MIN([.$I8])" office:value-type="float"/>
          <table:table-cell table:formula="of:=MIN([.$J8])" office:value-type="float"/>
          <table:table-cell table:formula="of:=MIN([.$K8])" office:value-type="float"/>
          <table:table-cell table:formula="of:=MEDIAN([.$B8])" office:value-type="float"/>
          <table:table-cell table:formula="of:=MEDIAN([.$C8])" office:value-type="float"/>
          <table:table-cell table:formula="of:=MEDIAN([.$D8])" office:value-type="float"/>
          <table:table-cell table:formula="of:=MEDIAN([.$E8])" office:value-type="float"/>
          <table:table-cell table:formula="of:=MEDIAN([.$F8])" office:value-type="float"/>
          <table:table-cell table:formula="of:=MEDIAN([.$G8])" office:value-type="float"/>
          <table:table-cell table:formula="of:=MEDIAN([.$H8])" office:value-type="float"/>
          <table:table-cell table:formula="of:=MEDIAN([.$I8])" office:value-type="float"/>
          <table:table-cell table:formula="of:=MEDIAN([.$J8])" office:value-type="float"/>
          <table:table-cell table:formula="of:=MEDIAN([.$K8])" office:value-type="float"/>
          <table:table-cell table:formula="of:=MAX([.$B8])" office:value-type="float"/>
          <table:table-cell table:formula="of:=MAX([.$C8])" office:value-type="float"/>
          <table:table-cell table:formula="of:=MAX([.$D8])" office:value-type="float"/>
          <table:table-cell table:formula="of:=MAX([.$E8])" office:value-type="float"/>
          <table:table-cell table:formula="of:=MAX([.$F8])" office:value-type="float"/>
          <table:table-cell table:formula="of:=MAX([.$G8])" office:value-type="float"/>
          <table:table-cell table:formula="of:=MAX([.$H8])" office:value-type="float"/>
          <table:table-cell table:formula="of:=MAX([.$I8])" office:value-type="float"/>
          <table:table-cell table:formula="of:=MAX([.$J8])" office:value-type="float"/>
          <table:table-cell table:formula="of:=MAX([.$K8])" office:value-type="float"/>
        </table:table-row>
        <table:table-row table:style-name="ro1">
          <table:table-cell office:value-type="string">
            <text:p>./grid_5_2.lp</text:p>
          </table:table-cell>
          <table:table-cell office:value-type="float" office:value="0.806194"/>
          <table:table-cell office:value-type="float" office:value="0.00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32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98194"/>
          <table:table-cell table:formula="of:=MIN([.$B9])" office:value-type="float"/>
          <table:table-cell table:formula="of:=MIN([.$C9])" office:value-type="float"/>
          <table:table-cell table:formula="of:=MIN([.$D9])" office:value-type="float"/>
          <table:table-cell table:formula="of:=MIN([.$E9])" office:value-type="float"/>
          <table:table-cell table:formula="of:=MIN([.$F9])" office:value-type="float"/>
          <table:table-cell table:formula="of:=MIN([.$G9])" office:value-type="float"/>
          <table:table-cell table:formula="of:=MIN([.$H9])" office:value-type="float"/>
          <table:table-cell table:formula="of:=MIN([.$I9])" office:value-type="float"/>
          <table:table-cell table:formula="of:=MIN([.$J9])" office:value-type="float"/>
          <table:table-cell table:formula="of:=MIN([.$K9])" office:value-type="float"/>
          <table:table-cell table:formula="of:=MEDIAN([.$B9])" office:value-type="float"/>
          <table:table-cell table:formula="of:=MEDIAN([.$C9])" office:value-type="float"/>
          <table:table-cell table:formula="of:=MEDIAN([.$D9])" office:value-type="float"/>
          <table:table-cell table:formula="of:=MEDIAN([.$E9])" office:value-type="float"/>
          <table:table-cell table:formula="of:=MEDIAN([.$F9])" office:value-type="float"/>
          <table:table-cell table:formula="of:=MEDIAN([.$G9])" office:value-type="float"/>
          <table:table-cell table:formula="of:=MEDIAN([.$H9])" office:value-type="float"/>
          <table:table-cell table:formula="of:=MEDIAN([.$I9])" office:value-type="float"/>
          <table:table-cell table:formula="of:=MEDIAN([.$J9])" office:value-type="float"/>
          <table:table-cell table:formula="of:=MEDIAN([.$K9])" office:value-type="float"/>
          <table:table-cell table:formula="of:=MAX([.$B9])" office:value-type="float"/>
          <table:table-cell table:formula="of:=MAX([.$C9])" office:value-type="float"/>
          <table:table-cell table:formula="of:=MAX([.$D9])" office:value-type="float"/>
          <table:table-cell table:formula="of:=MAX([.$E9])" office:value-type="float"/>
          <table:table-cell table:formula="of:=MAX([.$F9])" office:value-type="float"/>
          <table:table-cell table:formula="of:=MAX([.$G9])" office:value-type="float"/>
          <table:table-cell table:formula="of:=MAX([.$H9])" office:value-type="float"/>
          <table:table-cell table:formula="of:=MAX([.$I9])" office:value-type="float"/>
          <table:table-cell table:formula="of:=MAX([.$J9])" office:value-type="float"/>
          <table:table-cell table:formula="of:=MAX([.$K9])" office:value-type="float"/>
        </table:table-row>
        <table:table-row table:style-name="ro1">
          <table:table-cell office:value-type="string">
            <text:p>./grid_5_3.lp</text:p>
          </table:table-cell>
          <table:table-cell office:value-type="float" office:value="0.818045"/>
          <table:table-cell office:value-type="float" office:value="0.00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32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809045"/>
          <table:table-cell table:formula="of:=MIN([.$B10])" office:value-type="float"/>
          <table:table-cell table:formula="of:=MIN([.$C10])" office:value-type="float"/>
          <table:table-cell table:formula="of:=MIN([.$D10])" office:value-type="float"/>
          <table:table-cell table:formula="of:=MIN([.$E10])" office:value-type="float"/>
          <table:table-cell table:formula="of:=MIN([.$F10])" office:value-type="float"/>
          <table:table-cell table:formula="of:=MIN([.$G10])" office:value-type="float"/>
          <table:table-cell table:formula="of:=MIN([.$H10])" office:value-type="float"/>
          <table:table-cell table:formula="of:=MIN([.$I10])" office:value-type="float"/>
          <table:table-cell table:formula="of:=MIN([.$J10])" office:value-type="float"/>
          <table:table-cell table:formula="of:=MIN([.$K10])" office:value-type="float"/>
          <table:table-cell table:formula="of:=MEDIAN([.$B10])" office:value-type="float"/>
          <table:table-cell table:formula="of:=MEDIAN([.$C10])" office:value-type="float"/>
          <table:table-cell table:formula="of:=MEDIAN([.$D10])" office:value-type="float"/>
          <table:table-cell table:formula="of:=MEDIAN([.$E10])" office:value-type="float"/>
          <table:table-cell table:formula="of:=MEDIAN([.$F10])" office:value-type="float"/>
          <table:table-cell table:formula="of:=MEDIAN([.$G10])" office:value-type="float"/>
          <table:table-cell table:formula="of:=MEDIAN([.$H10])" office:value-type="float"/>
          <table:table-cell table:formula="of:=MEDIAN([.$I10])" office:value-type="float"/>
          <table:table-cell table:formula="of:=MEDIAN([.$J10])" office:value-type="float"/>
          <table:table-cell table:formula="of:=MEDIAN([.$K10])" office:value-type="float"/>
          <table:table-cell table:formula="of:=MAX([.$B10])" office:value-type="float"/>
          <table:table-cell table:formula="of:=MAX([.$C10])" office:value-type="float"/>
          <table:table-cell table:formula="of:=MAX([.$D10])" office:value-type="float"/>
          <table:table-cell table:formula="of:=MAX([.$E10])" office:value-type="float"/>
          <table:table-cell table:formula="of:=MAX([.$F10])" office:value-type="float"/>
          <table:table-cell table:formula="of:=MAX([.$G10])" office:value-type="float"/>
          <table:table-cell table:formula="of:=MAX([.$H10])" office:value-type="float"/>
          <table:table-cell table:formula="of:=MAX([.$I10])" office:value-type="float"/>
          <table:table-cell table:formula="of:=MAX([.$J10])" office:value-type="float"/>
          <table:table-cell table:formula="of:=MAX([.$K10])" office:value-type="float"/>
        </table:table-row>
        <table:table-row table:style-name="ro1">
          <table:table-cell office:value-type="string">
            <text:p>./grid_5_4.lp</text:p>
          </table:table-cell>
          <table:table-cell office:value-type="float" office:value="0.79776"/>
          <table:table-cell office:value-type="float" office:value="0.00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267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8876"/>
          <table:table-cell table:formula="of:=MIN([.$B11])" office:value-type="float"/>
          <table:table-cell table:formula="of:=MIN([.$C11])" office:value-type="float"/>
          <table:table-cell table:formula="of:=MIN([.$D11])" office:value-type="float"/>
          <table:table-cell table:formula="of:=MIN([.$E11])" office:value-type="float"/>
          <table:table-cell table:formula="of:=MIN([.$F11])" office:value-type="float"/>
          <table:table-cell table:formula="of:=MIN([.$G11])" office:value-type="float"/>
          <table:table-cell table:formula="of:=MIN([.$H11])" office:value-type="float"/>
          <table:table-cell table:formula="of:=MIN([.$I11])" office:value-type="float"/>
          <table:table-cell table:formula="of:=MIN([.$J11])" office:value-type="float"/>
          <table:table-cell table:formula="of:=MIN([.$K11])" office:value-type="float"/>
          <table:table-cell table:formula="of:=MEDIAN([.$B11])" office:value-type="float"/>
          <table:table-cell table:formula="of:=MEDIAN([.$C11])" office:value-type="float"/>
          <table:table-cell table:formula="of:=MEDIAN([.$D11])" office:value-type="float"/>
          <table:table-cell table:formula="of:=MEDIAN([.$E11])" office:value-type="float"/>
          <table:table-cell table:formula="of:=MEDIAN([.$F11])" office:value-type="float"/>
          <table:table-cell table:formula="of:=MEDIAN([.$G11])" office:value-type="float"/>
          <table:table-cell table:formula="of:=MEDIAN([.$H11])" office:value-type="float"/>
          <table:table-cell table:formula="of:=MEDIAN([.$I11])" office:value-type="float"/>
          <table:table-cell table:formula="of:=MEDIAN([.$J11])" office:value-type="float"/>
          <table:table-cell table:formula="of:=MEDIAN([.$K11])" office:value-type="float"/>
          <table:table-cell table:formula="of:=MAX([.$B11])" office:value-type="float"/>
          <table:table-cell table:formula="of:=MAX([.$C11])" office:value-type="float"/>
          <table:table-cell table:formula="of:=MAX([.$D11])" office:value-type="float"/>
          <table:table-cell table:formula="of:=MAX([.$E11])" office:value-type="float"/>
          <table:table-cell table:formula="of:=MAX([.$F11])" office:value-type="float"/>
          <table:table-cell table:formula="of:=MAX([.$G11])" office:value-type="float"/>
          <table:table-cell table:formula="of:=MAX([.$H11])" office:value-type="float"/>
          <table:table-cell table:formula="of:=MAX([.$I11])" office:value-type="float"/>
          <table:table-cell table:formula="of:=MAX([.$J11])" office:value-type="float"/>
          <table:table-cell table:formula="of:=MAX([.$K11])" office:value-type="float"/>
        </table:table-row>
        <table:table-row table:style-name="ro1">
          <table:table-cell office:value-type="string">
            <text:p>./grid_5_5.lp</text:p>
          </table:table-cell>
          <table:table-cell office:value-type="float" office:value="0.825302"/>
          <table:table-cell office:value-type="float" office:value="0.00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32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816302"/>
          <table:table-cell table:formula="of:=MIN([.$B12])" office:value-type="float"/>
          <table:table-cell table:formula="of:=MIN([.$C12])" office:value-type="float"/>
          <table:table-cell table:formula="of:=MIN([.$D12])" office:value-type="float"/>
          <table:table-cell table:formula="of:=MIN([.$E12])" office:value-type="float"/>
          <table:table-cell table:formula="of:=MIN([.$F12])" office:value-type="float"/>
          <table:table-cell table:formula="of:=MIN([.$G12])" office:value-type="float"/>
          <table:table-cell table:formula="of:=MIN([.$H12])" office:value-type="float"/>
          <table:table-cell table:formula="of:=MIN([.$I12])" office:value-type="float"/>
          <table:table-cell table:formula="of:=MIN([.$J12])" office:value-type="float"/>
          <table:table-cell table:formula="of:=MIN([.$K12])" office:value-type="float"/>
          <table:table-cell table:formula="of:=MEDIAN([.$B12])" office:value-type="float"/>
          <table:table-cell table:formula="of:=MEDIAN([.$C12])" office:value-type="float"/>
          <table:table-cell table:formula="of:=MEDIAN([.$D12])" office:value-type="float"/>
          <table:table-cell table:formula="of:=MEDIAN([.$E12])" office:value-type="float"/>
          <table:table-cell table:formula="of:=MEDIAN([.$F12])" office:value-type="float"/>
          <table:table-cell table:formula="of:=MEDIAN([.$G12])" office:value-type="float"/>
          <table:table-cell table:formula="of:=MEDIAN([.$H12])" office:value-type="float"/>
          <table:table-cell table:formula="of:=MEDIAN([.$I12])" office:value-type="float"/>
          <table:table-cell table:formula="of:=MEDIAN([.$J12])" office:value-type="float"/>
          <table:table-cell table:formula="of:=MEDIAN([.$K12])" office:value-type="float"/>
          <table:table-cell table:formula="of:=MAX([.$B12])" office:value-type="float"/>
          <table:table-cell table:formula="of:=MAX([.$C12])" office:value-type="float"/>
          <table:table-cell table:formula="of:=MAX([.$D12])" office:value-type="float"/>
          <table:table-cell table:formula="of:=MAX([.$E12])" office:value-type="float"/>
          <table:table-cell table:formula="of:=MAX([.$F12])" office:value-type="float"/>
          <table:table-cell table:formula="of:=MAX([.$G12])" office:value-type="float"/>
          <table:table-cell table:formula="of:=MAX([.$H12])" office:value-type="float"/>
          <table:table-cell table:formula="of:=MAX([.$I12])" office:value-type="float"/>
          <table:table-cell table:formula="of:=MAX([.$J12])" office:value-type="float"/>
          <table:table-cell table:formula="of:=MAX([.$K12])" office:value-type="float"/>
        </table:table-row>
        <table:table-row table:style-name="ro1">
          <table:table-cell office:value-type="string">
            <text:p>./grid_6_2.lp</text:p>
          </table:table-cell>
          <table:table-cell office:value-type="float" office:value="0.80502"/>
          <table:table-cell office:value-type="float" office:value="0.0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32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9502"/>
          <table:table-cell table:formula="of:=MIN([.$B13])" office:value-type="float"/>
          <table:table-cell table:formula="of:=MIN([.$C13])" office:value-type="float"/>
          <table:table-cell table:formula="of:=MIN([.$D13])" office:value-type="float"/>
          <table:table-cell table:formula="of:=MIN([.$E13])" office:value-type="float"/>
          <table:table-cell table:formula="of:=MIN([.$F13])" office:value-type="float"/>
          <table:table-cell table:formula="of:=MIN([.$G13])" office:value-type="float"/>
          <table:table-cell table:formula="of:=MIN([.$H13])" office:value-type="float"/>
          <table:table-cell table:formula="of:=MIN([.$I13])" office:value-type="float"/>
          <table:table-cell table:formula="of:=MIN([.$J13])" office:value-type="float"/>
          <table:table-cell table:formula="of:=MIN([.$K13])" office:value-type="float"/>
          <table:table-cell table:formula="of:=MEDIAN([.$B13])" office:value-type="float"/>
          <table:table-cell table:formula="of:=MEDIAN([.$C13])" office:value-type="float"/>
          <table:table-cell table:formula="of:=MEDIAN([.$D13])" office:value-type="float"/>
          <table:table-cell table:formula="of:=MEDIAN([.$E13])" office:value-type="float"/>
          <table:table-cell table:formula="of:=MEDIAN([.$F13])" office:value-type="float"/>
          <table:table-cell table:formula="of:=MEDIAN([.$G13])" office:value-type="float"/>
          <table:table-cell table:formula="of:=MEDIAN([.$H13])" office:value-type="float"/>
          <table:table-cell table:formula="of:=MEDIAN([.$I13])" office:value-type="float"/>
          <table:table-cell table:formula="of:=MEDIAN([.$J13])" office:value-type="float"/>
          <table:table-cell table:formula="of:=MEDIAN([.$K13])" office:value-type="float"/>
          <table:table-cell table:formula="of:=MAX([.$B13])" office:value-type="float"/>
          <table:table-cell table:formula="of:=MAX([.$C13])" office:value-type="float"/>
          <table:table-cell table:formula="of:=MAX([.$D13])" office:value-type="float"/>
          <table:table-cell table:formula="of:=MAX([.$E13])" office:value-type="float"/>
          <table:table-cell table:formula="of:=MAX([.$F13])" office:value-type="float"/>
          <table:table-cell table:formula="of:=MAX([.$G13])" office:value-type="float"/>
          <table:table-cell table:formula="of:=MAX([.$H13])" office:value-type="float"/>
          <table:table-cell table:formula="of:=MAX([.$I13])" office:value-type="float"/>
          <table:table-cell table:formula="of:=MAX([.$J13])" office:value-type="float"/>
          <table:table-cell table:formula="of:=MAX([.$K13])" office:value-type="float"/>
        </table:table-row>
        <table:table-row table:style-name="ro1">
          <table:table-cell office:value-type="string">
            <text:p>./grid_6_3.lp</text:p>
          </table:table-cell>
          <table:table-cell office:value-type="float" office:value="0.741662"/>
          <table:table-cell office:value-type="float" office:value="0.01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30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30662"/>
          <table:table-cell table:formula="of:=MIN([.$B14])" office:value-type="float"/>
          <table:table-cell table:formula="of:=MIN([.$C14])" office:value-type="float"/>
          <table:table-cell table:formula="of:=MIN([.$D14])" office:value-type="float"/>
          <table:table-cell table:formula="of:=MIN([.$E14])" office:value-type="float"/>
          <table:table-cell table:formula="of:=MIN([.$F14])" office:value-type="float"/>
          <table:table-cell table:formula="of:=MIN([.$G14])" office:value-type="float"/>
          <table:table-cell table:formula="of:=MIN([.$H14])" office:value-type="float"/>
          <table:table-cell table:formula="of:=MIN([.$I14])" office:value-type="float"/>
          <table:table-cell table:formula="of:=MIN([.$J14])" office:value-type="float"/>
          <table:table-cell table:formula="of:=MIN([.$K14])" office:value-type="float"/>
          <table:table-cell table:formula="of:=MEDIAN([.$B14])" office:value-type="float"/>
          <table:table-cell table:formula="of:=MEDIAN([.$C14])" office:value-type="float"/>
          <table:table-cell table:formula="of:=MEDIAN([.$D14])" office:value-type="float"/>
          <table:table-cell table:formula="of:=MEDIAN([.$E14])" office:value-type="float"/>
          <table:table-cell table:formula="of:=MEDIAN([.$F14])" office:value-type="float"/>
          <table:table-cell table:formula="of:=MEDIAN([.$G14])" office:value-type="float"/>
          <table:table-cell table:formula="of:=MEDIAN([.$H14])" office:value-type="float"/>
          <table:table-cell table:formula="of:=MEDIAN([.$I14])" office:value-type="float"/>
          <table:table-cell table:formula="of:=MEDIAN([.$J14])" office:value-type="float"/>
          <table:table-cell table:formula="of:=MEDIAN([.$K14])" office:value-type="float"/>
          <table:table-cell table:formula="of:=MAX([.$B14])" office:value-type="float"/>
          <table:table-cell table:formula="of:=MAX([.$C14])" office:value-type="float"/>
          <table:table-cell table:formula="of:=MAX([.$D14])" office:value-type="float"/>
          <table:table-cell table:formula="of:=MAX([.$E14])" office:value-type="float"/>
          <table:table-cell table:formula="of:=MAX([.$F14])" office:value-type="float"/>
          <table:table-cell table:formula="of:=MAX([.$G14])" office:value-type="float"/>
          <table:table-cell table:formula="of:=MAX([.$H14])" office:value-type="float"/>
          <table:table-cell table:formula="of:=MAX([.$I14])" office:value-type="float"/>
          <table:table-cell table:formula="of:=MAX([.$J14])" office:value-type="float"/>
          <table:table-cell table:formula="of:=MAX([.$K14])" office:value-type="float"/>
        </table:table-row>
        <table:table-row table:style-name="ro1">
          <table:table-cell office:value-type="string">
            <text:p>./grid_6_4.lp</text:p>
          </table:table-cell>
          <table:table-cell office:value-type="float" office:value="0.806971"/>
          <table:table-cell office:value-type="float" office:value="0.01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32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95971"/>
          <table:table-cell table:formula="of:=MIN([.$B15])" office:value-type="float"/>
          <table:table-cell table:formula="of:=MIN([.$C15])" office:value-type="float"/>
          <table:table-cell table:formula="of:=MIN([.$D15])" office:value-type="float"/>
          <table:table-cell table:formula="of:=MIN([.$E15])" office:value-type="float"/>
          <table:table-cell table:formula="of:=MIN([.$F15])" office:value-type="float"/>
          <table:table-cell table:formula="of:=MIN([.$G15])" office:value-type="float"/>
          <table:table-cell table:formula="of:=MIN([.$H15])" office:value-type="float"/>
          <table:table-cell table:formula="of:=MIN([.$I15])" office:value-type="float"/>
          <table:table-cell table:formula="of:=MIN([.$J15])" office:value-type="float"/>
          <table:table-cell table:formula="of:=MIN([.$K15])" office:value-type="float"/>
          <table:table-cell table:formula="of:=MEDIAN([.$B15])" office:value-type="float"/>
          <table:table-cell table:formula="of:=MEDIAN([.$C15])" office:value-type="float"/>
          <table:table-cell table:formula="of:=MEDIAN([.$D15])" office:value-type="float"/>
          <table:table-cell table:formula="of:=MEDIAN([.$E15])" office:value-type="float"/>
          <table:table-cell table:formula="of:=MEDIAN([.$F15])" office:value-type="float"/>
          <table:table-cell table:formula="of:=MEDIAN([.$G15])" office:value-type="float"/>
          <table:table-cell table:formula="of:=MEDIAN([.$H15])" office:value-type="float"/>
          <table:table-cell table:formula="of:=MEDIAN([.$I15])" office:value-type="float"/>
          <table:table-cell table:formula="of:=MEDIAN([.$J15])" office:value-type="float"/>
          <table:table-cell table:formula="of:=MEDIAN([.$K15])" office:value-type="float"/>
          <table:table-cell table:formula="of:=MAX([.$B15])" office:value-type="float"/>
          <table:table-cell table:formula="of:=MAX([.$C15])" office:value-type="float"/>
          <table:table-cell table:formula="of:=MAX([.$D15])" office:value-type="float"/>
          <table:table-cell table:formula="of:=MAX([.$E15])" office:value-type="float"/>
          <table:table-cell table:formula="of:=MAX([.$F15])" office:value-type="float"/>
          <table:table-cell table:formula="of:=MAX([.$G15])" office:value-type="float"/>
          <table:table-cell table:formula="of:=MAX([.$H15])" office:value-type="float"/>
          <table:table-cell table:formula="of:=MAX([.$I15])" office:value-type="float"/>
          <table:table-cell table:formula="of:=MAX([.$J15])" office:value-type="float"/>
          <table:table-cell table:formula="of:=MAX([.$K15])" office:value-type="float"/>
        </table:table-row>
        <table:table-row table:style-name="ro1">
          <table:table-cell office:value-type="string">
            <text:p>./grid_6_5.lp</text:p>
          </table:table-cell>
          <table:table-cell office:value-type="float" office:value="0.816777"/>
          <table:table-cell office:value-type="float" office:value="0.01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297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804777"/>
          <table:table-cell table:formula="of:=MIN([.$B16])" office:value-type="float"/>
          <table:table-cell table:formula="of:=MIN([.$C16])" office:value-type="float"/>
          <table:table-cell table:formula="of:=MIN([.$D16])" office:value-type="float"/>
          <table:table-cell table:formula="of:=MIN([.$E16])" office:value-type="float"/>
          <table:table-cell table:formula="of:=MIN([.$F16])" office:value-type="float"/>
          <table:table-cell table:formula="of:=MIN([.$G16])" office:value-type="float"/>
          <table:table-cell table:formula="of:=MIN([.$H16])" office:value-type="float"/>
          <table:table-cell table:formula="of:=MIN([.$I16])" office:value-type="float"/>
          <table:table-cell table:formula="of:=MIN([.$J16])" office:value-type="float"/>
          <table:table-cell table:formula="of:=MIN([.$K16])" office:value-type="float"/>
          <table:table-cell table:formula="of:=MEDIAN([.$B16])" office:value-type="float"/>
          <table:table-cell table:formula="of:=MEDIAN([.$C16])" office:value-type="float"/>
          <table:table-cell table:formula="of:=MEDIAN([.$D16])" office:value-type="float"/>
          <table:table-cell table:formula="of:=MEDIAN([.$E16])" office:value-type="float"/>
          <table:table-cell table:formula="of:=MEDIAN([.$F16])" office:value-type="float"/>
          <table:table-cell table:formula="of:=MEDIAN([.$G16])" office:value-type="float"/>
          <table:table-cell table:formula="of:=MEDIAN([.$H16])" office:value-type="float"/>
          <table:table-cell table:formula="of:=MEDIAN([.$I16])" office:value-type="float"/>
          <table:table-cell table:formula="of:=MEDIAN([.$J16])" office:value-type="float"/>
          <table:table-cell table:formula="of:=MEDIAN([.$K16])" office:value-type="float"/>
          <table:table-cell table:formula="of:=MAX([.$B16])" office:value-type="float"/>
          <table:table-cell table:formula="of:=MAX([.$C16])" office:value-type="float"/>
          <table:table-cell table:formula="of:=MAX([.$D16])" office:value-type="float"/>
          <table:table-cell table:formula="of:=MAX([.$E16])" office:value-type="float"/>
          <table:table-cell table:formula="of:=MAX([.$F16])" office:value-type="float"/>
          <table:table-cell table:formula="of:=MAX([.$G16])" office:value-type="float"/>
          <table:table-cell table:formula="of:=MAX([.$H16])" office:value-type="float"/>
          <table:table-cell table:formula="of:=MAX([.$I16])" office:value-type="float"/>
          <table:table-cell table:formula="of:=MAX([.$J16])" office:value-type="float"/>
          <table:table-cell table:formula="of:=MAX([.$K16])" office:value-type="float"/>
        </table:table-row>
        <table:table-row table:style-name="ro1">
          <table:table-cell office:value-type="string">
            <text:p>./grid_6_6.lp</text:p>
          </table:table-cell>
          <table:table-cell office:value-type="float" office:value="0.746785"/>
          <table:table-cell office:value-type="float" office:value="0.01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27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33785"/>
          <table:table-cell table:formula="of:=MIN([.$B17])" office:value-type="float"/>
          <table:table-cell table:formula="of:=MIN([.$C17])" office:value-type="float"/>
          <table:table-cell table:formula="of:=MIN([.$D17])" office:value-type="float"/>
          <table:table-cell table:formula="of:=MIN([.$E17])" office:value-type="float"/>
          <table:table-cell table:formula="of:=MIN([.$F17])" office:value-type="float"/>
          <table:table-cell table:formula="of:=MIN([.$G17])" office:value-type="float"/>
          <table:table-cell table:formula="of:=MIN([.$H17])" office:value-type="float"/>
          <table:table-cell table:formula="of:=MIN([.$I17])" office:value-type="float"/>
          <table:table-cell table:formula="of:=MIN([.$J17])" office:value-type="float"/>
          <table:table-cell table:formula="of:=MIN([.$K17])" office:value-type="float"/>
          <table:table-cell table:formula="of:=MEDIAN([.$B17])" office:value-type="float"/>
          <table:table-cell table:formula="of:=MEDIAN([.$C17])" office:value-type="float"/>
          <table:table-cell table:formula="of:=MEDIAN([.$D17])" office:value-type="float"/>
          <table:table-cell table:formula="of:=MEDIAN([.$E17])" office:value-type="float"/>
          <table:table-cell table:formula="of:=MEDIAN([.$F17])" office:value-type="float"/>
          <table:table-cell table:formula="of:=MEDIAN([.$G17])" office:value-type="float"/>
          <table:table-cell table:formula="of:=MEDIAN([.$H17])" office:value-type="float"/>
          <table:table-cell table:formula="of:=MEDIAN([.$I17])" office:value-type="float"/>
          <table:table-cell table:formula="of:=MEDIAN([.$J17])" office:value-type="float"/>
          <table:table-cell table:formula="of:=MEDIAN([.$K17])" office:value-type="float"/>
          <table:table-cell table:formula="of:=MAX([.$B17])" office:value-type="float"/>
          <table:table-cell table:formula="of:=MAX([.$C17])" office:value-type="float"/>
          <table:table-cell table:formula="of:=MAX([.$D17])" office:value-type="float"/>
          <table:table-cell table:formula="of:=MAX([.$E17])" office:value-type="float"/>
          <table:table-cell table:formula="of:=MAX([.$F17])" office:value-type="float"/>
          <table:table-cell table:formula="of:=MAX([.$G17])" office:value-type="float"/>
          <table:table-cell table:formula="of:=MAX([.$H17])" office:value-type="float"/>
          <table:table-cell table:formula="of:=MAX([.$I17])" office:value-type="float"/>
          <table:table-cell table:formula="of:=MAX([.$J17])" office:value-type="float"/>
          <table:table-cell table:formula="of:=MAX([.$K17])" office:value-type="float"/>
        </table:table-row>
        <table:table-row table:style-name="ro1">
          <table:table-cell office:value-type="string">
            <text:p>./grid_7_2.lp</text:p>
          </table:table-cell>
          <table:table-cell office:value-type="float" office:value="0.81956"/>
          <table:table-cell office:value-type="float" office:value="0.00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32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81056"/>
          <table:table-cell table:formula="of:=MIN([.$B18])" office:value-type="float"/>
          <table:table-cell table:formula="of:=MIN([.$C18])" office:value-type="float"/>
          <table:table-cell table:formula="of:=MIN([.$D18])" office:value-type="float"/>
          <table:table-cell table:formula="of:=MIN([.$E18])" office:value-type="float"/>
          <table:table-cell table:formula="of:=MIN([.$F18])" office:value-type="float"/>
          <table:table-cell table:formula="of:=MIN([.$G18])" office:value-type="float"/>
          <table:table-cell table:formula="of:=MIN([.$H18])" office:value-type="float"/>
          <table:table-cell table:formula="of:=MIN([.$I18])" office:value-type="float"/>
          <table:table-cell table:formula="of:=MIN([.$J18])" office:value-type="float"/>
          <table:table-cell table:formula="of:=MIN([.$K18])" office:value-type="float"/>
          <table:table-cell table:formula="of:=MEDIAN([.$B18])" office:value-type="float"/>
          <table:table-cell table:formula="of:=MEDIAN([.$C18])" office:value-type="float"/>
          <table:table-cell table:formula="of:=MEDIAN([.$D18])" office:value-type="float"/>
          <table:table-cell table:formula="of:=MEDIAN([.$E18])" office:value-type="float"/>
          <table:table-cell table:formula="of:=MEDIAN([.$F18])" office:value-type="float"/>
          <table:table-cell table:formula="of:=MEDIAN([.$G18])" office:value-type="float"/>
          <table:table-cell table:formula="of:=MEDIAN([.$H18])" office:value-type="float"/>
          <table:table-cell table:formula="of:=MEDIAN([.$I18])" office:value-type="float"/>
          <table:table-cell table:formula="of:=MEDIAN([.$J18])" office:value-type="float"/>
          <table:table-cell table:formula="of:=MEDIAN([.$K18])" office:value-type="float"/>
          <table:table-cell table:formula="of:=MAX([.$B18])" office:value-type="float"/>
          <table:table-cell table:formula="of:=MAX([.$C18])" office:value-type="float"/>
          <table:table-cell table:formula="of:=MAX([.$D18])" office:value-type="float"/>
          <table:table-cell table:formula="of:=MAX([.$E18])" office:value-type="float"/>
          <table:table-cell table:formula="of:=MAX([.$F18])" office:value-type="float"/>
          <table:table-cell table:formula="of:=MAX([.$G18])" office:value-type="float"/>
          <table:table-cell table:formula="of:=MAX([.$H18])" office:value-type="float"/>
          <table:table-cell table:formula="of:=MAX([.$I18])" office:value-type="float"/>
          <table:table-cell table:formula="of:=MAX([.$J18])" office:value-type="float"/>
          <table:table-cell table:formula="of:=MAX([.$K18])" office:value-type="float"/>
        </table:table-row>
        <table:table-row table:style-name="ro1">
          <table:table-cell office:value-type="string">
            <text:p>./grid_7_3.lp</text:p>
          </table:table-cell>
          <table:table-cell office:value-type="float" office:value="0.7907"/>
          <table:table-cell office:value-type="float" office:value="0.01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297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797"/>
          <table:table-cell table:formula="of:=MIN([.$B19])" office:value-type="float"/>
          <table:table-cell table:formula="of:=MIN([.$C19])" office:value-type="float"/>
          <table:table-cell table:formula="of:=MIN([.$D19])" office:value-type="float"/>
          <table:table-cell table:formula="of:=MIN([.$E19])" office:value-type="float"/>
          <table:table-cell table:formula="of:=MIN([.$F19])" office:value-type="float"/>
          <table:table-cell table:formula="of:=MIN([.$G19])" office:value-type="float"/>
          <table:table-cell table:formula="of:=MIN([.$H19])" office:value-type="float"/>
          <table:table-cell table:formula="of:=MIN([.$I19])" office:value-type="float"/>
          <table:table-cell table:formula="of:=MIN([.$J19])" office:value-type="float"/>
          <table:table-cell table:formula="of:=MIN([.$K19])" office:value-type="float"/>
          <table:table-cell table:formula="of:=MEDIAN([.$B19])" office:value-type="float"/>
          <table:table-cell table:formula="of:=MEDIAN([.$C19])" office:value-type="float"/>
          <table:table-cell table:formula="of:=MEDIAN([.$D19])" office:value-type="float"/>
          <table:table-cell table:formula="of:=MEDIAN([.$E19])" office:value-type="float"/>
          <table:table-cell table:formula="of:=MEDIAN([.$F19])" office:value-type="float"/>
          <table:table-cell table:formula="of:=MEDIAN([.$G19])" office:value-type="float"/>
          <table:table-cell table:formula="of:=MEDIAN([.$H19])" office:value-type="float"/>
          <table:table-cell table:formula="of:=MEDIAN([.$I19])" office:value-type="float"/>
          <table:table-cell table:formula="of:=MEDIAN([.$J19])" office:value-type="float"/>
          <table:table-cell table:formula="of:=MEDIAN([.$K19])" office:value-type="float"/>
          <table:table-cell table:formula="of:=MAX([.$B19])" office:value-type="float"/>
          <table:table-cell table:formula="of:=MAX([.$C19])" office:value-type="float"/>
          <table:table-cell table:formula="of:=MAX([.$D19])" office:value-type="float"/>
          <table:table-cell table:formula="of:=MAX([.$E19])" office:value-type="float"/>
          <table:table-cell table:formula="of:=MAX([.$F19])" office:value-type="float"/>
          <table:table-cell table:formula="of:=MAX([.$G19])" office:value-type="float"/>
          <table:table-cell table:formula="of:=MAX([.$H19])" office:value-type="float"/>
          <table:table-cell table:formula="of:=MAX([.$I19])" office:value-type="float"/>
          <table:table-cell table:formula="of:=MAX([.$J19])" office:value-type="float"/>
          <table:table-cell table:formula="of:=MAX([.$K19])" office:value-type="float"/>
        </table:table-row>
        <table:table-row table:style-name="ro1">
          <table:table-cell office:value-type="string">
            <text:p>./grid_7_4.lp</text:p>
          </table:table-cell>
          <table:table-cell office:value-type="float" office:value="0.809035"/>
          <table:table-cell office:value-type="float" office:value="0.01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32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980349999999999"/>
          <table:table-cell table:formula="of:=MIN([.$B20])" office:value-type="float"/>
          <table:table-cell table:formula="of:=MIN([.$C20])" office:value-type="float"/>
          <table:table-cell table:formula="of:=MIN([.$D20])" office:value-type="float"/>
          <table:table-cell table:formula="of:=MIN([.$E20])" office:value-type="float"/>
          <table:table-cell table:formula="of:=MIN([.$F20])" office:value-type="float"/>
          <table:table-cell table:formula="of:=MIN([.$G20])" office:value-type="float"/>
          <table:table-cell table:formula="of:=MIN([.$H20])" office:value-type="float"/>
          <table:table-cell table:formula="of:=MIN([.$I20])" office:value-type="float"/>
          <table:table-cell table:formula="of:=MIN([.$J20])" office:value-type="float"/>
          <table:table-cell table:formula="of:=MIN([.$K20])" office:value-type="float"/>
          <table:table-cell table:formula="of:=MEDIAN([.$B20])" office:value-type="float"/>
          <table:table-cell table:formula="of:=MEDIAN([.$C20])" office:value-type="float"/>
          <table:table-cell table:formula="of:=MEDIAN([.$D20])" office:value-type="float"/>
          <table:table-cell table:formula="of:=MEDIAN([.$E20])" office:value-type="float"/>
          <table:table-cell table:formula="of:=MEDIAN([.$F20])" office:value-type="float"/>
          <table:table-cell table:formula="of:=MEDIAN([.$G20])" office:value-type="float"/>
          <table:table-cell table:formula="of:=MEDIAN([.$H20])" office:value-type="float"/>
          <table:table-cell table:formula="of:=MEDIAN([.$I20])" office:value-type="float"/>
          <table:table-cell table:formula="of:=MEDIAN([.$J20])" office:value-type="float"/>
          <table:table-cell table:formula="of:=MEDIAN([.$K20])" office:value-type="float"/>
          <table:table-cell table:formula="of:=MAX([.$B20])" office:value-type="float"/>
          <table:table-cell table:formula="of:=MAX([.$C20])" office:value-type="float"/>
          <table:table-cell table:formula="of:=MAX([.$D20])" office:value-type="float"/>
          <table:table-cell table:formula="of:=MAX([.$E20])" office:value-type="float"/>
          <table:table-cell table:formula="of:=MAX([.$F20])" office:value-type="float"/>
          <table:table-cell table:formula="of:=MAX([.$G20])" office:value-type="float"/>
          <table:table-cell table:formula="of:=MAX([.$H20])" office:value-type="float"/>
          <table:table-cell table:formula="of:=MAX([.$I20])" office:value-type="float"/>
          <table:table-cell table:formula="of:=MAX([.$J20])" office:value-type="float"/>
          <table:table-cell table:formula="of:=MAX([.$K20])" office:value-type="float"/>
        </table:table-row>
        <table:table-row table:style-name="ro1">
          <table:table-cell office:value-type="string">
            <text:p>./grid_7_5.lp</text:p>
          </table:table-cell>
          <table:table-cell office:value-type="float" office:value="0.746939"/>
          <table:table-cell office:value-type="float" office:value="0.01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27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34939"/>
          <table:table-cell table:formula="of:=MIN([.$B21])" office:value-type="float"/>
          <table:table-cell table:formula="of:=MIN([.$C21])" office:value-type="float"/>
          <table:table-cell table:formula="of:=MIN([.$D21])" office:value-type="float"/>
          <table:table-cell table:formula="of:=MIN([.$E21])" office:value-type="float"/>
          <table:table-cell table:formula="of:=MIN([.$F21])" office:value-type="float"/>
          <table:table-cell table:formula="of:=MIN([.$G21])" office:value-type="float"/>
          <table:table-cell table:formula="of:=MIN([.$H21])" office:value-type="float"/>
          <table:table-cell table:formula="of:=MIN([.$I21])" office:value-type="float"/>
          <table:table-cell table:formula="of:=MIN([.$J21])" office:value-type="float"/>
          <table:table-cell table:formula="of:=MIN([.$K21])" office:value-type="float"/>
          <table:table-cell table:formula="of:=MEDIAN([.$B21])" office:value-type="float"/>
          <table:table-cell table:formula="of:=MEDIAN([.$C21])" office:value-type="float"/>
          <table:table-cell table:formula="of:=MEDIAN([.$D21])" office:value-type="float"/>
          <table:table-cell table:formula="of:=MEDIAN([.$E21])" office:value-type="float"/>
          <table:table-cell table:formula="of:=MEDIAN([.$F21])" office:value-type="float"/>
          <table:table-cell table:formula="of:=MEDIAN([.$G21])" office:value-type="float"/>
          <table:table-cell table:formula="of:=MEDIAN([.$H21])" office:value-type="float"/>
          <table:table-cell table:formula="of:=MEDIAN([.$I21])" office:value-type="float"/>
          <table:table-cell table:formula="of:=MEDIAN([.$J21])" office:value-type="float"/>
          <table:table-cell table:formula="of:=MEDIAN([.$K21])" office:value-type="float"/>
          <table:table-cell table:formula="of:=MAX([.$B21])" office:value-type="float"/>
          <table:table-cell table:formula="of:=MAX([.$C21])" office:value-type="float"/>
          <table:table-cell table:formula="of:=MAX([.$D21])" office:value-type="float"/>
          <table:table-cell table:formula="of:=MAX([.$E21])" office:value-type="float"/>
          <table:table-cell table:formula="of:=MAX([.$F21])" office:value-type="float"/>
          <table:table-cell table:formula="of:=MAX([.$G21])" office:value-type="float"/>
          <table:table-cell table:formula="of:=MAX([.$H21])" office:value-type="float"/>
          <table:table-cell table:formula="of:=MAX([.$I21])" office:value-type="float"/>
          <table:table-cell table:formula="of:=MAX([.$J21])" office:value-type="float"/>
          <table:table-cell table:formula="of:=MAX([.$K21])" office:value-type="float"/>
        </table:table-row>
        <table:table-row table:style-name="ro1">
          <table:table-cell office:value-type="string">
            <text:p>./grid_7_6.lp</text:p>
          </table:table-cell>
          <table:table-cell office:value-type="float" office:value="0.717844"/>
          <table:table-cell office:value-type="float" office:value="0.01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32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01844"/>
          <table:table-cell table:formula="of:=MIN([.$B22])" office:value-type="float"/>
          <table:table-cell table:formula="of:=MIN([.$C22])" office:value-type="float"/>
          <table:table-cell table:formula="of:=MIN([.$D22])" office:value-type="float"/>
          <table:table-cell table:formula="of:=MIN([.$E22])" office:value-type="float"/>
          <table:table-cell table:formula="of:=MIN([.$F22])" office:value-type="float"/>
          <table:table-cell table:formula="of:=MIN([.$G22])" office:value-type="float"/>
          <table:table-cell table:formula="of:=MIN([.$H22])" office:value-type="float"/>
          <table:table-cell table:formula="of:=MIN([.$I22])" office:value-type="float"/>
          <table:table-cell table:formula="of:=MIN([.$J22])" office:value-type="float"/>
          <table:table-cell table:formula="of:=MIN([.$K22])" office:value-type="float"/>
          <table:table-cell table:formula="of:=MEDIAN([.$B22])" office:value-type="float"/>
          <table:table-cell table:formula="of:=MEDIAN([.$C22])" office:value-type="float"/>
          <table:table-cell table:formula="of:=MEDIAN([.$D22])" office:value-type="float"/>
          <table:table-cell table:formula="of:=MEDIAN([.$E22])" office:value-type="float"/>
          <table:table-cell table:formula="of:=MEDIAN([.$F22])" office:value-type="float"/>
          <table:table-cell table:formula="of:=MEDIAN([.$G22])" office:value-type="float"/>
          <table:table-cell table:formula="of:=MEDIAN([.$H22])" office:value-type="float"/>
          <table:table-cell table:formula="of:=MEDIAN([.$I22])" office:value-type="float"/>
          <table:table-cell table:formula="of:=MEDIAN([.$J22])" office:value-type="float"/>
          <table:table-cell table:formula="of:=MEDIAN([.$K22])" office:value-type="float"/>
          <table:table-cell table:formula="of:=MAX([.$B22])" office:value-type="float"/>
          <table:table-cell table:formula="of:=MAX([.$C22])" office:value-type="float"/>
          <table:table-cell table:formula="of:=MAX([.$D22])" office:value-type="float"/>
          <table:table-cell table:formula="of:=MAX([.$E22])" office:value-type="float"/>
          <table:table-cell table:formula="of:=MAX([.$F22])" office:value-type="float"/>
          <table:table-cell table:formula="of:=MAX([.$G22])" office:value-type="float"/>
          <table:table-cell table:formula="of:=MAX([.$H22])" office:value-type="float"/>
          <table:table-cell table:formula="of:=MAX([.$I22])" office:value-type="float"/>
          <table:table-cell table:formula="of:=MAX([.$J22])" office:value-type="float"/>
          <table:table-cell table:formula="of:=MAX([.$K22])" office:value-type="float"/>
        </table:table-row>
        <table:table-row table:style-name="ro1">
          <table:table-cell office:value-type="string">
            <text:p>./grid_7_7.lp</text:p>
          </table:table-cell>
          <table:table-cell office:value-type="float" office:value="0.821905"/>
          <table:table-cell office:value-type="float" office:value="0.01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32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809905"/>
          <table:table-cell table:formula="of:=MIN([.$B23])" office:value-type="float"/>
          <table:table-cell table:formula="of:=MIN([.$C23])" office:value-type="float"/>
          <table:table-cell table:formula="of:=MIN([.$D23])" office:value-type="float"/>
          <table:table-cell table:formula="of:=MIN([.$E23])" office:value-type="float"/>
          <table:table-cell table:formula="of:=MIN([.$F23])" office:value-type="float"/>
          <table:table-cell table:formula="of:=MIN([.$G23])" office:value-type="float"/>
          <table:table-cell table:formula="of:=MIN([.$H23])" office:value-type="float"/>
          <table:table-cell table:formula="of:=MIN([.$I23])" office:value-type="float"/>
          <table:table-cell table:formula="of:=MIN([.$J23])" office:value-type="float"/>
          <table:table-cell table:formula="of:=MIN([.$K23])" office:value-type="float"/>
          <table:table-cell table:formula="of:=MEDIAN([.$B23])" office:value-type="float"/>
          <table:table-cell table:formula="of:=MEDIAN([.$C23])" office:value-type="float"/>
          <table:table-cell table:formula="of:=MEDIAN([.$D23])" office:value-type="float"/>
          <table:table-cell table:formula="of:=MEDIAN([.$E23])" office:value-type="float"/>
          <table:table-cell table:formula="of:=MEDIAN([.$F23])" office:value-type="float"/>
          <table:table-cell table:formula="of:=MEDIAN([.$G23])" office:value-type="float"/>
          <table:table-cell table:formula="of:=MEDIAN([.$H23])" office:value-type="float"/>
          <table:table-cell table:formula="of:=MEDIAN([.$I23])" office:value-type="float"/>
          <table:table-cell table:formula="of:=MEDIAN([.$J23])" office:value-type="float"/>
          <table:table-cell table:formula="of:=MEDIAN([.$K23])" office:value-type="float"/>
          <table:table-cell table:formula="of:=MAX([.$B23])" office:value-type="float"/>
          <table:table-cell table:formula="of:=MAX([.$C23])" office:value-type="float"/>
          <table:table-cell table:formula="of:=MAX([.$D23])" office:value-type="float"/>
          <table:table-cell table:formula="of:=MAX([.$E23])" office:value-type="float"/>
          <table:table-cell table:formula="of:=MAX([.$F23])" office:value-type="float"/>
          <table:table-cell table:formula="of:=MAX([.$G23])" office:value-type="float"/>
          <table:table-cell table:formula="of:=MAX([.$H23])" office:value-type="float"/>
          <table:table-cell table:formula="of:=MAX([.$I23])" office:value-type="float"/>
          <table:table-cell table:formula="of:=MAX([.$J23])" office:value-type="float"/>
          <table:table-cell table:formula="of:=MAX([.$K23])" office:value-type="float"/>
        </table:table-row>
        <table:table-row table:style-name="ro1">
          <table:table-cell office:value-type="string">
            <text:p>./grid_8_2.lp</text:p>
          </table:table-cell>
          <table:table-cell office:value-type="float" office:value="0.78474"/>
          <table:table-cell office:value-type="float" office:value="0.01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296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7374"/>
          <table:table-cell table:formula="of:=MIN([.$B24])" office:value-type="float"/>
          <table:table-cell table:formula="of:=MIN([.$C24])" office:value-type="float"/>
          <table:table-cell table:formula="of:=MIN([.$D24])" office:value-type="float"/>
          <table:table-cell table:formula="of:=MIN([.$E24])" office:value-type="float"/>
          <table:table-cell table:formula="of:=MIN([.$F24])" office:value-type="float"/>
          <table:table-cell table:formula="of:=MIN([.$G24])" office:value-type="float"/>
          <table:table-cell table:formula="of:=MIN([.$H24])" office:value-type="float"/>
          <table:table-cell table:formula="of:=MIN([.$I24])" office:value-type="float"/>
          <table:table-cell table:formula="of:=MIN([.$J24])" office:value-type="float"/>
          <table:table-cell table:formula="of:=MIN([.$K24])" office:value-type="float"/>
          <table:table-cell table:formula="of:=MEDIAN([.$B24])" office:value-type="float"/>
          <table:table-cell table:formula="of:=MEDIAN([.$C24])" office:value-type="float"/>
          <table:table-cell table:formula="of:=MEDIAN([.$D24])" office:value-type="float"/>
          <table:table-cell table:formula="of:=MEDIAN([.$E24])" office:value-type="float"/>
          <table:table-cell table:formula="of:=MEDIAN([.$F24])" office:value-type="float"/>
          <table:table-cell table:formula="of:=MEDIAN([.$G24])" office:value-type="float"/>
          <table:table-cell table:formula="of:=MEDIAN([.$H24])" office:value-type="float"/>
          <table:table-cell table:formula="of:=MEDIAN([.$I24])" office:value-type="float"/>
          <table:table-cell table:formula="of:=MEDIAN([.$J24])" office:value-type="float"/>
          <table:table-cell table:formula="of:=MEDIAN([.$K24])" office:value-type="float"/>
          <table:table-cell table:formula="of:=MAX([.$B24])" office:value-type="float"/>
          <table:table-cell table:formula="of:=MAX([.$C24])" office:value-type="float"/>
          <table:table-cell table:formula="of:=MAX([.$D24])" office:value-type="float"/>
          <table:table-cell table:formula="of:=MAX([.$E24])" office:value-type="float"/>
          <table:table-cell table:formula="of:=MAX([.$F24])" office:value-type="float"/>
          <table:table-cell table:formula="of:=MAX([.$G24])" office:value-type="float"/>
          <table:table-cell table:formula="of:=MAX([.$H24])" office:value-type="float"/>
          <table:table-cell table:formula="of:=MAX([.$I24])" office:value-type="float"/>
          <table:table-cell table:formula="of:=MAX([.$J24])" office:value-type="float"/>
          <table:table-cell table:formula="of:=MAX([.$K24])" office:value-type="float"/>
        </table:table-row>
        <table:table-row table:style-name="ro1">
          <table:table-cell office:value-type="string">
            <text:p>./grid_8_3.lp</text:p>
          </table:table-cell>
          <table:table-cell office:value-type="float" office:value="0.790924"/>
          <table:table-cell office:value-type="float" office:value="0.01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297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79924"/>
          <table:table-cell table:formula="of:=MIN([.$B25])" office:value-type="float"/>
          <table:table-cell table:formula="of:=MIN([.$C25])" office:value-type="float"/>
          <table:table-cell table:formula="of:=MIN([.$D25])" office:value-type="float"/>
          <table:table-cell table:formula="of:=MIN([.$E25])" office:value-type="float"/>
          <table:table-cell table:formula="of:=MIN([.$F25])" office:value-type="float"/>
          <table:table-cell table:formula="of:=MIN([.$G25])" office:value-type="float"/>
          <table:table-cell table:formula="of:=MIN([.$H25])" office:value-type="float"/>
          <table:table-cell table:formula="of:=MIN([.$I25])" office:value-type="float"/>
          <table:table-cell table:formula="of:=MIN([.$J25])" office:value-type="float"/>
          <table:table-cell table:formula="of:=MIN([.$K25])" office:value-type="float"/>
          <table:table-cell table:formula="of:=MEDIAN([.$B25])" office:value-type="float"/>
          <table:table-cell table:formula="of:=MEDIAN([.$C25])" office:value-type="float"/>
          <table:table-cell table:formula="of:=MEDIAN([.$D25])" office:value-type="float"/>
          <table:table-cell table:formula="of:=MEDIAN([.$E25])" office:value-type="float"/>
          <table:table-cell table:formula="of:=MEDIAN([.$F25])" office:value-type="float"/>
          <table:table-cell table:formula="of:=MEDIAN([.$G25])" office:value-type="float"/>
          <table:table-cell table:formula="of:=MEDIAN([.$H25])" office:value-type="float"/>
          <table:table-cell table:formula="of:=MEDIAN([.$I25])" office:value-type="float"/>
          <table:table-cell table:formula="of:=MEDIAN([.$J25])" office:value-type="float"/>
          <table:table-cell table:formula="of:=MEDIAN([.$K25])" office:value-type="float"/>
          <table:table-cell table:formula="of:=MAX([.$B25])" office:value-type="float"/>
          <table:table-cell table:formula="of:=MAX([.$C25])" office:value-type="float"/>
          <table:table-cell table:formula="of:=MAX([.$D25])" office:value-type="float"/>
          <table:table-cell table:formula="of:=MAX([.$E25])" office:value-type="float"/>
          <table:table-cell table:formula="of:=MAX([.$F25])" office:value-type="float"/>
          <table:table-cell table:formula="of:=MAX([.$G25])" office:value-type="float"/>
          <table:table-cell table:formula="of:=MAX([.$H25])" office:value-type="float"/>
          <table:table-cell table:formula="of:=MAX([.$I25])" office:value-type="float"/>
          <table:table-cell table:formula="of:=MAX([.$J25])" office:value-type="float"/>
          <table:table-cell table:formula="of:=MAX([.$K25])" office:value-type="float"/>
        </table:table-row>
        <table:table-row table:style-name="ro1">
          <table:table-cell office:value-type="string">
            <text:p>./grid_8_4.lp</text:p>
          </table:table-cell>
          <table:table-cell office:value-type="float" office:value="0.810405"/>
          <table:table-cell office:value-type="float" office:value="0.01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32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98405"/>
          <table:table-cell table:formula="of:=MIN([.$B26])" office:value-type="float"/>
          <table:table-cell table:formula="of:=MIN([.$C26])" office:value-type="float"/>
          <table:table-cell table:formula="of:=MIN([.$D26])" office:value-type="float"/>
          <table:table-cell table:formula="of:=MIN([.$E26])" office:value-type="float"/>
          <table:table-cell table:formula="of:=MIN([.$F26])" office:value-type="float"/>
          <table:table-cell table:formula="of:=MIN([.$G26])" office:value-type="float"/>
          <table:table-cell table:formula="of:=MIN([.$H26])" office:value-type="float"/>
          <table:table-cell table:formula="of:=MIN([.$I26])" office:value-type="float"/>
          <table:table-cell table:formula="of:=MIN([.$J26])" office:value-type="float"/>
          <table:table-cell table:formula="of:=MIN([.$K26])" office:value-type="float"/>
          <table:table-cell table:formula="of:=MEDIAN([.$B26])" office:value-type="float"/>
          <table:table-cell table:formula="of:=MEDIAN([.$C26])" office:value-type="float"/>
          <table:table-cell table:formula="of:=MEDIAN([.$D26])" office:value-type="float"/>
          <table:table-cell table:formula="of:=MEDIAN([.$E26])" office:value-type="float"/>
          <table:table-cell table:formula="of:=MEDIAN([.$F26])" office:value-type="float"/>
          <table:table-cell table:formula="of:=MEDIAN([.$G26])" office:value-type="float"/>
          <table:table-cell table:formula="of:=MEDIAN([.$H26])" office:value-type="float"/>
          <table:table-cell table:formula="of:=MEDIAN([.$I26])" office:value-type="float"/>
          <table:table-cell table:formula="of:=MEDIAN([.$J26])" office:value-type="float"/>
          <table:table-cell table:formula="of:=MEDIAN([.$K26])" office:value-type="float"/>
          <table:table-cell table:formula="of:=MAX([.$B26])" office:value-type="float"/>
          <table:table-cell table:formula="of:=MAX([.$C26])" office:value-type="float"/>
          <table:table-cell table:formula="of:=MAX([.$D26])" office:value-type="float"/>
          <table:table-cell table:formula="of:=MAX([.$E26])" office:value-type="float"/>
          <table:table-cell table:formula="of:=MAX([.$F26])" office:value-type="float"/>
          <table:table-cell table:formula="of:=MAX([.$G26])" office:value-type="float"/>
          <table:table-cell table:formula="of:=MAX([.$H26])" office:value-type="float"/>
          <table:table-cell table:formula="of:=MAX([.$I26])" office:value-type="float"/>
          <table:table-cell table:formula="of:=MAX([.$J26])" office:value-type="float"/>
          <table:table-cell table:formula="of:=MAX([.$K26])" office:value-type="float"/>
        </table:table-row>
        <table:table-row table:style-name="ro1">
          <table:table-cell office:value-type="string">
            <text:p>./grid_8_5.lp</text:p>
          </table:table-cell>
          <table:table-cell office:value-type="float" office:value="0.831394"/>
          <table:table-cell office:value-type="float" office:value="0.01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32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819394"/>
          <table:table-cell table:formula="of:=MIN([.$B27])" office:value-type="float"/>
          <table:table-cell table:formula="of:=MIN([.$C27])" office:value-type="float"/>
          <table:table-cell table:formula="of:=MIN([.$D27])" office:value-type="float"/>
          <table:table-cell table:formula="of:=MIN([.$E27])" office:value-type="float"/>
          <table:table-cell table:formula="of:=MIN([.$F27])" office:value-type="float"/>
          <table:table-cell table:formula="of:=MIN([.$G27])" office:value-type="float"/>
          <table:table-cell table:formula="of:=MIN([.$H27])" office:value-type="float"/>
          <table:table-cell table:formula="of:=MIN([.$I27])" office:value-type="float"/>
          <table:table-cell table:formula="of:=MIN([.$J27])" office:value-type="float"/>
          <table:table-cell table:formula="of:=MIN([.$K27])" office:value-type="float"/>
          <table:table-cell table:formula="of:=MEDIAN([.$B27])" office:value-type="float"/>
          <table:table-cell table:formula="of:=MEDIAN([.$C27])" office:value-type="float"/>
          <table:table-cell table:formula="of:=MEDIAN([.$D27])" office:value-type="float"/>
          <table:table-cell table:formula="of:=MEDIAN([.$E27])" office:value-type="float"/>
          <table:table-cell table:formula="of:=MEDIAN([.$F27])" office:value-type="float"/>
          <table:table-cell table:formula="of:=MEDIAN([.$G27])" office:value-type="float"/>
          <table:table-cell table:formula="of:=MEDIAN([.$H27])" office:value-type="float"/>
          <table:table-cell table:formula="of:=MEDIAN([.$I27])" office:value-type="float"/>
          <table:table-cell table:formula="of:=MEDIAN([.$J27])" office:value-type="float"/>
          <table:table-cell table:formula="of:=MEDIAN([.$K27])" office:value-type="float"/>
          <table:table-cell table:formula="of:=MAX([.$B27])" office:value-type="float"/>
          <table:table-cell table:formula="of:=MAX([.$C27])" office:value-type="float"/>
          <table:table-cell table:formula="of:=MAX([.$D27])" office:value-type="float"/>
          <table:table-cell table:formula="of:=MAX([.$E27])" office:value-type="float"/>
          <table:table-cell table:formula="of:=MAX([.$F27])" office:value-type="float"/>
          <table:table-cell table:formula="of:=MAX([.$G27])" office:value-type="float"/>
          <table:table-cell table:formula="of:=MAX([.$H27])" office:value-type="float"/>
          <table:table-cell table:formula="of:=MAX([.$I27])" office:value-type="float"/>
          <table:table-cell table:formula="of:=MAX([.$J27])" office:value-type="float"/>
          <table:table-cell table:formula="of:=MAX([.$K27])" office:value-type="float"/>
        </table:table-row>
        <table:table-row table:style-name="ro1">
          <table:table-cell office:value-type="string">
            <text:p>./grid_8_6.lp</text:p>
          </table:table-cell>
          <table:table-cell office:value-type="float" office:value="0.815141"/>
          <table:table-cell office:value-type="float" office:value="0.01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32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803141"/>
          <table:table-cell table:formula="of:=MIN([.$B28])" office:value-type="float"/>
          <table:table-cell table:formula="of:=MIN([.$C28])" office:value-type="float"/>
          <table:table-cell table:formula="of:=MIN([.$D28])" office:value-type="float"/>
          <table:table-cell table:formula="of:=MIN([.$E28])" office:value-type="float"/>
          <table:table-cell table:formula="of:=MIN([.$F28])" office:value-type="float"/>
          <table:table-cell table:formula="of:=MIN([.$G28])" office:value-type="float"/>
          <table:table-cell table:formula="of:=MIN([.$H28])" office:value-type="float"/>
          <table:table-cell table:formula="of:=MIN([.$I28])" office:value-type="float"/>
          <table:table-cell table:formula="of:=MIN([.$J28])" office:value-type="float"/>
          <table:table-cell table:formula="of:=MIN([.$K28])" office:value-type="float"/>
          <table:table-cell table:formula="of:=MEDIAN([.$B28])" office:value-type="float"/>
          <table:table-cell table:formula="of:=MEDIAN([.$C28])" office:value-type="float"/>
          <table:table-cell table:formula="of:=MEDIAN([.$D28])" office:value-type="float"/>
          <table:table-cell table:formula="of:=MEDIAN([.$E28])" office:value-type="float"/>
          <table:table-cell table:formula="of:=MEDIAN([.$F28])" office:value-type="float"/>
          <table:table-cell table:formula="of:=MEDIAN([.$G28])" office:value-type="float"/>
          <table:table-cell table:formula="of:=MEDIAN([.$H28])" office:value-type="float"/>
          <table:table-cell table:formula="of:=MEDIAN([.$I28])" office:value-type="float"/>
          <table:table-cell table:formula="of:=MEDIAN([.$J28])" office:value-type="float"/>
          <table:table-cell table:formula="of:=MEDIAN([.$K28])" office:value-type="float"/>
          <table:table-cell table:formula="of:=MAX([.$B28])" office:value-type="float"/>
          <table:table-cell table:formula="of:=MAX([.$C28])" office:value-type="float"/>
          <table:table-cell table:formula="of:=MAX([.$D28])" office:value-type="float"/>
          <table:table-cell table:formula="of:=MAX([.$E28])" office:value-type="float"/>
          <table:table-cell table:formula="of:=MAX([.$F28])" office:value-type="float"/>
          <table:table-cell table:formula="of:=MAX([.$G28])" office:value-type="float"/>
          <table:table-cell table:formula="of:=MAX([.$H28])" office:value-type="float"/>
          <table:table-cell table:formula="of:=MAX([.$I28])" office:value-type="float"/>
          <table:table-cell table:formula="of:=MAX([.$J28])" office:value-type="float"/>
          <table:table-cell table:formula="of:=MAX([.$K28])" office:value-type="float"/>
        </table:table-row>
        <table:table-row table:style-name="ro1">
          <table:table-cell office:value-type="string">
            <text:p>./grid_8_7.lp</text:p>
          </table:table-cell>
          <table:table-cell office:value-type="float" office:value="0.771066"/>
          <table:table-cell office:value-type="float" office:value="0.01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06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57066"/>
          <table:table-cell table:formula="of:=MIN([.$B29])" office:value-type="float"/>
          <table:table-cell table:formula="of:=MIN([.$C29])" office:value-type="float"/>
          <table:table-cell table:formula="of:=MIN([.$D29])" office:value-type="float"/>
          <table:table-cell table:formula="of:=MIN([.$E29])" office:value-type="float"/>
          <table:table-cell table:formula="of:=MIN([.$F29])" office:value-type="float"/>
          <table:table-cell table:formula="of:=MIN([.$G29])" office:value-type="float"/>
          <table:table-cell table:formula="of:=MIN([.$H29])" office:value-type="float"/>
          <table:table-cell table:formula="of:=MIN([.$I29])" office:value-type="float"/>
          <table:table-cell table:formula="of:=MIN([.$J29])" office:value-type="float"/>
          <table:table-cell table:formula="of:=MIN([.$K29])" office:value-type="float"/>
          <table:table-cell table:formula="of:=MEDIAN([.$B29])" office:value-type="float"/>
          <table:table-cell table:formula="of:=MEDIAN([.$C29])" office:value-type="float"/>
          <table:table-cell table:formula="of:=MEDIAN([.$D29])" office:value-type="float"/>
          <table:table-cell table:formula="of:=MEDIAN([.$E29])" office:value-type="float"/>
          <table:table-cell table:formula="of:=MEDIAN([.$F29])" office:value-type="float"/>
          <table:table-cell table:formula="of:=MEDIAN([.$G29])" office:value-type="float"/>
          <table:table-cell table:formula="of:=MEDIAN([.$H29])" office:value-type="float"/>
          <table:table-cell table:formula="of:=MEDIAN([.$I29])" office:value-type="float"/>
          <table:table-cell table:formula="of:=MEDIAN([.$J29])" office:value-type="float"/>
          <table:table-cell table:formula="of:=MEDIAN([.$K29])" office:value-type="float"/>
          <table:table-cell table:formula="of:=MAX([.$B29])" office:value-type="float"/>
          <table:table-cell table:formula="of:=MAX([.$C29])" office:value-type="float"/>
          <table:table-cell table:formula="of:=MAX([.$D29])" office:value-type="float"/>
          <table:table-cell table:formula="of:=MAX([.$E29])" office:value-type="float"/>
          <table:table-cell table:formula="of:=MAX([.$F29])" office:value-type="float"/>
          <table:table-cell table:formula="of:=MAX([.$G29])" office:value-type="float"/>
          <table:table-cell table:formula="of:=MAX([.$H29])" office:value-type="float"/>
          <table:table-cell table:formula="of:=MAX([.$I29])" office:value-type="float"/>
          <table:table-cell table:formula="of:=MAX([.$J29])" office:value-type="float"/>
          <table:table-cell table:formula="of:=MAX([.$K29])" office:value-type="float"/>
        </table:table-row>
        <table:table-row table:style-name="ro1">
          <table:table-cell office:value-type="string">
            <text:p>./grid_8_8.lp</text:p>
          </table:table-cell>
          <table:table-cell office:value-type="float" office:value="0.737332"/>
          <table:table-cell office:value-type="float" office:value="0.01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32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22332"/>
          <table:table-cell table:formula="of:=MIN([.$B30])" office:value-type="float"/>
          <table:table-cell table:formula="of:=MIN([.$C30])" office:value-type="float"/>
          <table:table-cell table:formula="of:=MIN([.$D30])" office:value-type="float"/>
          <table:table-cell table:formula="of:=MIN([.$E30])" office:value-type="float"/>
          <table:table-cell table:formula="of:=MIN([.$F30])" office:value-type="float"/>
          <table:table-cell table:formula="of:=MIN([.$G30])" office:value-type="float"/>
          <table:table-cell table:formula="of:=MIN([.$H30])" office:value-type="float"/>
          <table:table-cell table:formula="of:=MIN([.$I30])" office:value-type="float"/>
          <table:table-cell table:formula="of:=MIN([.$J30])" office:value-type="float"/>
          <table:table-cell table:formula="of:=MIN([.$K30])" office:value-type="float"/>
          <table:table-cell table:formula="of:=MEDIAN([.$B30])" office:value-type="float"/>
          <table:table-cell table:formula="of:=MEDIAN([.$C30])" office:value-type="float"/>
          <table:table-cell table:formula="of:=MEDIAN([.$D30])" office:value-type="float"/>
          <table:table-cell table:formula="of:=MEDIAN([.$E30])" office:value-type="float"/>
          <table:table-cell table:formula="of:=MEDIAN([.$F30])" office:value-type="float"/>
          <table:table-cell table:formula="of:=MEDIAN([.$G30])" office:value-type="float"/>
          <table:table-cell table:formula="of:=MEDIAN([.$H30])" office:value-type="float"/>
          <table:table-cell table:formula="of:=MEDIAN([.$I30])" office:value-type="float"/>
          <table:table-cell table:formula="of:=MEDIAN([.$J30])" office:value-type="float"/>
          <table:table-cell table:formula="of:=MEDIAN([.$K30])" office:value-type="float"/>
          <table:table-cell table:formula="of:=MAX([.$B30])" office:value-type="float"/>
          <table:table-cell table:formula="of:=MAX([.$C30])" office:value-type="float"/>
          <table:table-cell table:formula="of:=MAX([.$D30])" office:value-type="float"/>
          <table:table-cell table:formula="of:=MAX([.$E30])" office:value-type="float"/>
          <table:table-cell table:formula="of:=MAX([.$F30])" office:value-type="float"/>
          <table:table-cell table:formula="of:=MAX([.$G30])" office:value-type="float"/>
          <table:table-cell table:formula="of:=MAX([.$H30])" office:value-type="float"/>
          <table:table-cell table:formula="of:=MAX([.$I30])" office:value-type="float"/>
          <table:table-cell table:formula="of:=MAX([.$J30])" office:value-type="float"/>
          <table:table-cell table:formula="of:=MAX([.$K30])" office:value-type="float"/>
        </table:table-row>
        <table:table-row table:style-name="ro1">
          <table:table-cell office:value-type="string">
            <text:p>./grid_9_2.lp</text:p>
          </table:table-cell>
          <table:table-cell office:value-type="float" office:value="0.800558"/>
          <table:table-cell office:value-type="float" office:value="0.01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262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88558"/>
          <table:table-cell table:formula="of:=MIN([.$B31])" office:value-type="float"/>
          <table:table-cell table:formula="of:=MIN([.$C31])" office:value-type="float"/>
          <table:table-cell table:formula="of:=MIN([.$D31])" office:value-type="float"/>
          <table:table-cell table:formula="of:=MIN([.$E31])" office:value-type="float"/>
          <table:table-cell table:formula="of:=MIN([.$F31])" office:value-type="float"/>
          <table:table-cell table:formula="of:=MIN([.$G31])" office:value-type="float"/>
          <table:table-cell table:formula="of:=MIN([.$H31])" office:value-type="float"/>
          <table:table-cell table:formula="of:=MIN([.$I31])" office:value-type="float"/>
          <table:table-cell table:formula="of:=MIN([.$J31])" office:value-type="float"/>
          <table:table-cell table:formula="of:=MIN([.$K31])" office:value-type="float"/>
          <table:table-cell table:formula="of:=MEDIAN([.$B31])" office:value-type="float"/>
          <table:table-cell table:formula="of:=MEDIAN([.$C31])" office:value-type="float"/>
          <table:table-cell table:formula="of:=MEDIAN([.$D31])" office:value-type="float"/>
          <table:table-cell table:formula="of:=MEDIAN([.$E31])" office:value-type="float"/>
          <table:table-cell table:formula="of:=MEDIAN([.$F31])" office:value-type="float"/>
          <table:table-cell table:formula="of:=MEDIAN([.$G31])" office:value-type="float"/>
          <table:table-cell table:formula="of:=MEDIAN([.$H31])" office:value-type="float"/>
          <table:table-cell table:formula="of:=MEDIAN([.$I31])" office:value-type="float"/>
          <table:table-cell table:formula="of:=MEDIAN([.$J31])" office:value-type="float"/>
          <table:table-cell table:formula="of:=MEDIAN([.$K31])" office:value-type="float"/>
          <table:table-cell table:formula="of:=MAX([.$B31])" office:value-type="float"/>
          <table:table-cell table:formula="of:=MAX([.$C31])" office:value-type="float"/>
          <table:table-cell table:formula="of:=MAX([.$D31])" office:value-type="float"/>
          <table:table-cell table:formula="of:=MAX([.$E31])" office:value-type="float"/>
          <table:table-cell table:formula="of:=MAX([.$F31])" office:value-type="float"/>
          <table:table-cell table:formula="of:=MAX([.$G31])" office:value-type="float"/>
          <table:table-cell table:formula="of:=MAX([.$H31])" office:value-type="float"/>
          <table:table-cell table:formula="of:=MAX([.$I31])" office:value-type="float"/>
          <table:table-cell table:formula="of:=MAX([.$J31])" office:value-type="float"/>
          <table:table-cell table:formula="of:=MAX([.$K31])" office:value-type="float"/>
        </table:table-row>
        <table:table-row table:style-name="ro1">
          <table:table-cell office:value-type="string">
            <text:p>./grid_9_3.lp</text:p>
          </table:table-cell>
          <table:table-cell office:value-type="float" office:value="0.81151"/>
          <table:table-cell office:value-type="float" office:value="0.01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267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8005099999999999"/>
          <table:table-cell table:formula="of:=MIN([.$B32])" office:value-type="float"/>
          <table:table-cell table:formula="of:=MIN([.$C32])" office:value-type="float"/>
          <table:table-cell table:formula="of:=MIN([.$D32])" office:value-type="float"/>
          <table:table-cell table:formula="of:=MIN([.$E32])" office:value-type="float"/>
          <table:table-cell table:formula="of:=MIN([.$F32])" office:value-type="float"/>
          <table:table-cell table:formula="of:=MIN([.$G32])" office:value-type="float"/>
          <table:table-cell table:formula="of:=MIN([.$H32])" office:value-type="float"/>
          <table:table-cell table:formula="of:=MIN([.$I32])" office:value-type="float"/>
          <table:table-cell table:formula="of:=MIN([.$J32])" office:value-type="float"/>
          <table:table-cell table:formula="of:=MIN([.$K32])" office:value-type="float"/>
          <table:table-cell table:formula="of:=MEDIAN([.$B32])" office:value-type="float"/>
          <table:table-cell table:formula="of:=MEDIAN([.$C32])" office:value-type="float"/>
          <table:table-cell table:formula="of:=MEDIAN([.$D32])" office:value-type="float"/>
          <table:table-cell table:formula="of:=MEDIAN([.$E32])" office:value-type="float"/>
          <table:table-cell table:formula="of:=MEDIAN([.$F32])" office:value-type="float"/>
          <table:table-cell table:formula="of:=MEDIAN([.$G32])" office:value-type="float"/>
          <table:table-cell table:formula="of:=MEDIAN([.$H32])" office:value-type="float"/>
          <table:table-cell table:formula="of:=MEDIAN([.$I32])" office:value-type="float"/>
          <table:table-cell table:formula="of:=MEDIAN([.$J32])" office:value-type="float"/>
          <table:table-cell table:formula="of:=MEDIAN([.$K32])" office:value-type="float"/>
          <table:table-cell table:formula="of:=MAX([.$B32])" office:value-type="float"/>
          <table:table-cell table:formula="of:=MAX([.$C32])" office:value-type="float"/>
          <table:table-cell table:formula="of:=MAX([.$D32])" office:value-type="float"/>
          <table:table-cell table:formula="of:=MAX([.$E32])" office:value-type="float"/>
          <table:table-cell table:formula="of:=MAX([.$F32])" office:value-type="float"/>
          <table:table-cell table:formula="of:=MAX([.$G32])" office:value-type="float"/>
          <table:table-cell table:formula="of:=MAX([.$H32])" office:value-type="float"/>
          <table:table-cell table:formula="of:=MAX([.$I32])" office:value-type="float"/>
          <table:table-cell table:formula="of:=MAX([.$J32])" office:value-type="float"/>
          <table:table-cell table:formula="of:=MAX([.$K32])" office:value-type="float"/>
        </table:table-row>
        <table:table-row table:style-name="ro1">
          <table:table-cell office:value-type="string">
            <text:p>./grid_9_4.lp</text:p>
          </table:table-cell>
          <table:table-cell office:value-type="float" office:value="0.718831"/>
          <table:table-cell office:value-type="float" office:value="0.01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32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02831"/>
          <table:table-cell table:formula="of:=MIN([.$B33])" office:value-type="float"/>
          <table:table-cell table:formula="of:=MIN([.$C33])" office:value-type="float"/>
          <table:table-cell table:formula="of:=MIN([.$D33])" office:value-type="float"/>
          <table:table-cell table:formula="of:=MIN([.$E33])" office:value-type="float"/>
          <table:table-cell table:formula="of:=MIN([.$F33])" office:value-type="float"/>
          <table:table-cell table:formula="of:=MIN([.$G33])" office:value-type="float"/>
          <table:table-cell table:formula="of:=MIN([.$H33])" office:value-type="float"/>
          <table:table-cell table:formula="of:=MIN([.$I33])" office:value-type="float"/>
          <table:table-cell table:formula="of:=MIN([.$J33])" office:value-type="float"/>
          <table:table-cell table:formula="of:=MIN([.$K33])" office:value-type="float"/>
          <table:table-cell table:formula="of:=MEDIAN([.$B33])" office:value-type="float"/>
          <table:table-cell table:formula="of:=MEDIAN([.$C33])" office:value-type="float"/>
          <table:table-cell table:formula="of:=MEDIAN([.$D33])" office:value-type="float"/>
          <table:table-cell table:formula="of:=MEDIAN([.$E33])" office:value-type="float"/>
          <table:table-cell table:formula="of:=MEDIAN([.$F33])" office:value-type="float"/>
          <table:table-cell table:formula="of:=MEDIAN([.$G33])" office:value-type="float"/>
          <table:table-cell table:formula="of:=MEDIAN([.$H33])" office:value-type="float"/>
          <table:table-cell table:formula="of:=MEDIAN([.$I33])" office:value-type="float"/>
          <table:table-cell table:formula="of:=MEDIAN([.$J33])" office:value-type="float"/>
          <table:table-cell table:formula="of:=MEDIAN([.$K33])" office:value-type="float"/>
          <table:table-cell table:formula="of:=MAX([.$B33])" office:value-type="float"/>
          <table:table-cell table:formula="of:=MAX([.$C33])" office:value-type="float"/>
          <table:table-cell table:formula="of:=MAX([.$D33])" office:value-type="float"/>
          <table:table-cell table:formula="of:=MAX([.$E33])" office:value-type="float"/>
          <table:table-cell table:formula="of:=MAX([.$F33])" office:value-type="float"/>
          <table:table-cell table:formula="of:=MAX([.$G33])" office:value-type="float"/>
          <table:table-cell table:formula="of:=MAX([.$H33])" office:value-type="float"/>
          <table:table-cell table:formula="of:=MAX([.$I33])" office:value-type="float"/>
          <table:table-cell table:formula="of:=MAX([.$J33])" office:value-type="float"/>
          <table:table-cell table:formula="of:=MAX([.$K33])" office:value-type="float"/>
        </table:table-row>
        <table:table-row table:style-name="ro1">
          <table:table-cell office:value-type="string">
            <text:p>./grid_9_5.lp</text:p>
          </table:table-cell>
          <table:table-cell office:value-type="float" office:value="0.811889"/>
          <table:table-cell office:value-type="float" office:value="0.01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32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99889"/>
          <table:table-cell table:formula="of:=MIN([.$B34])" office:value-type="float"/>
          <table:table-cell table:formula="of:=MIN([.$C34])" office:value-type="float"/>
          <table:table-cell table:formula="of:=MIN([.$D34])" office:value-type="float"/>
          <table:table-cell table:formula="of:=MIN([.$E34])" office:value-type="float"/>
          <table:table-cell table:formula="of:=MIN([.$F34])" office:value-type="float"/>
          <table:table-cell table:formula="of:=MIN([.$G34])" office:value-type="float"/>
          <table:table-cell table:formula="of:=MIN([.$H34])" office:value-type="float"/>
          <table:table-cell table:formula="of:=MIN([.$I34])" office:value-type="float"/>
          <table:table-cell table:formula="of:=MIN([.$J34])" office:value-type="float"/>
          <table:table-cell table:formula="of:=MIN([.$K34])" office:value-type="float"/>
          <table:table-cell table:formula="of:=MEDIAN([.$B34])" office:value-type="float"/>
          <table:table-cell table:formula="of:=MEDIAN([.$C34])" office:value-type="float"/>
          <table:table-cell table:formula="of:=MEDIAN([.$D34])" office:value-type="float"/>
          <table:table-cell table:formula="of:=MEDIAN([.$E34])" office:value-type="float"/>
          <table:table-cell table:formula="of:=MEDIAN([.$F34])" office:value-type="float"/>
          <table:table-cell table:formula="of:=MEDIAN([.$G34])" office:value-type="float"/>
          <table:table-cell table:formula="of:=MEDIAN([.$H34])" office:value-type="float"/>
          <table:table-cell table:formula="of:=MEDIAN([.$I34])" office:value-type="float"/>
          <table:table-cell table:formula="of:=MEDIAN([.$J34])" office:value-type="float"/>
          <table:table-cell table:formula="of:=MEDIAN([.$K34])" office:value-type="float"/>
          <table:table-cell table:formula="of:=MAX([.$B34])" office:value-type="float"/>
          <table:table-cell table:formula="of:=MAX([.$C34])" office:value-type="float"/>
          <table:table-cell table:formula="of:=MAX([.$D34])" office:value-type="float"/>
          <table:table-cell table:formula="of:=MAX([.$E34])" office:value-type="float"/>
          <table:table-cell table:formula="of:=MAX([.$F34])" office:value-type="float"/>
          <table:table-cell table:formula="of:=MAX([.$G34])" office:value-type="float"/>
          <table:table-cell table:formula="of:=MAX([.$H34])" office:value-type="float"/>
          <table:table-cell table:formula="of:=MAX([.$I34])" office:value-type="float"/>
          <table:table-cell table:formula="of:=MAX([.$J34])" office:value-type="float"/>
          <table:table-cell table:formula="of:=MAX([.$K34])" office:value-type="float"/>
        </table:table-row>
        <table:table-row table:style-name="ro1">
          <table:table-cell office:value-type="string">
            <text:p>./grid_9_6.lp</text:p>
          </table:table-cell>
          <table:table-cell office:value-type="float" office:value="0.813471"/>
          <table:table-cell office:value-type="float" office:value="0.01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32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800471"/>
          <table:table-cell table:formula="of:=MIN([.$B35])" office:value-type="float"/>
          <table:table-cell table:formula="of:=MIN([.$C35])" office:value-type="float"/>
          <table:table-cell table:formula="of:=MIN([.$D35])" office:value-type="float"/>
          <table:table-cell table:formula="of:=MIN([.$E35])" office:value-type="float"/>
          <table:table-cell table:formula="of:=MIN([.$F35])" office:value-type="float"/>
          <table:table-cell table:formula="of:=MIN([.$G35])" office:value-type="float"/>
          <table:table-cell table:formula="of:=MIN([.$H35])" office:value-type="float"/>
          <table:table-cell table:formula="of:=MIN([.$I35])" office:value-type="float"/>
          <table:table-cell table:formula="of:=MIN([.$J35])" office:value-type="float"/>
          <table:table-cell table:formula="of:=MIN([.$K35])" office:value-type="float"/>
          <table:table-cell table:formula="of:=MEDIAN([.$B35])" office:value-type="float"/>
          <table:table-cell table:formula="of:=MEDIAN([.$C35])" office:value-type="float"/>
          <table:table-cell table:formula="of:=MEDIAN([.$D35])" office:value-type="float"/>
          <table:table-cell table:formula="of:=MEDIAN([.$E35])" office:value-type="float"/>
          <table:table-cell table:formula="of:=MEDIAN([.$F35])" office:value-type="float"/>
          <table:table-cell table:formula="of:=MEDIAN([.$G35])" office:value-type="float"/>
          <table:table-cell table:formula="of:=MEDIAN([.$H35])" office:value-type="float"/>
          <table:table-cell table:formula="of:=MEDIAN([.$I35])" office:value-type="float"/>
          <table:table-cell table:formula="of:=MEDIAN([.$J35])" office:value-type="float"/>
          <table:table-cell table:formula="of:=MEDIAN([.$K35])" office:value-type="float"/>
          <table:table-cell table:formula="of:=MAX([.$B35])" office:value-type="float"/>
          <table:table-cell table:formula="of:=MAX([.$C35])" office:value-type="float"/>
          <table:table-cell table:formula="of:=MAX([.$D35])" office:value-type="float"/>
          <table:table-cell table:formula="of:=MAX([.$E35])" office:value-type="float"/>
          <table:table-cell table:formula="of:=MAX([.$F35])" office:value-type="float"/>
          <table:table-cell table:formula="of:=MAX([.$G35])" office:value-type="float"/>
          <table:table-cell table:formula="of:=MAX([.$H35])" office:value-type="float"/>
          <table:table-cell table:formula="of:=MAX([.$I35])" office:value-type="float"/>
          <table:table-cell table:formula="of:=MAX([.$J35])" office:value-type="float"/>
          <table:table-cell table:formula="of:=MAX([.$K35])" office:value-type="float"/>
        </table:table-row>
        <table:table-row table:style-name="ro1">
          <table:table-cell office:value-type="string">
            <text:p>./grid_9_7.lp</text:p>
          </table:table-cell>
          <table:table-cell office:value-type="float" office:value="0.745291"/>
          <table:table-cell office:value-type="float" office:value="0.01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27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31291"/>
          <table:table-cell table:formula="of:=MIN([.$B36])" office:value-type="float"/>
          <table:table-cell table:formula="of:=MIN([.$C36])" office:value-type="float"/>
          <table:table-cell table:formula="of:=MIN([.$D36])" office:value-type="float"/>
          <table:table-cell table:formula="of:=MIN([.$E36])" office:value-type="float"/>
          <table:table-cell table:formula="of:=MIN([.$F36])" office:value-type="float"/>
          <table:table-cell table:formula="of:=MIN([.$G36])" office:value-type="float"/>
          <table:table-cell table:formula="of:=MIN([.$H36])" office:value-type="float"/>
          <table:table-cell table:formula="of:=MIN([.$I36])" office:value-type="float"/>
          <table:table-cell table:formula="of:=MIN([.$J36])" office:value-type="float"/>
          <table:table-cell table:formula="of:=MIN([.$K36])" office:value-type="float"/>
          <table:table-cell table:formula="of:=MEDIAN([.$B36])" office:value-type="float"/>
          <table:table-cell table:formula="of:=MEDIAN([.$C36])" office:value-type="float"/>
          <table:table-cell table:formula="of:=MEDIAN([.$D36])" office:value-type="float"/>
          <table:table-cell table:formula="of:=MEDIAN([.$E36])" office:value-type="float"/>
          <table:table-cell table:formula="of:=MEDIAN([.$F36])" office:value-type="float"/>
          <table:table-cell table:formula="of:=MEDIAN([.$G36])" office:value-type="float"/>
          <table:table-cell table:formula="of:=MEDIAN([.$H36])" office:value-type="float"/>
          <table:table-cell table:formula="of:=MEDIAN([.$I36])" office:value-type="float"/>
          <table:table-cell table:formula="of:=MEDIAN([.$J36])" office:value-type="float"/>
          <table:table-cell table:formula="of:=MEDIAN([.$K36])" office:value-type="float"/>
          <table:table-cell table:formula="of:=MAX([.$B36])" office:value-type="float"/>
          <table:table-cell table:formula="of:=MAX([.$C36])" office:value-type="float"/>
          <table:table-cell table:formula="of:=MAX([.$D36])" office:value-type="float"/>
          <table:table-cell table:formula="of:=MAX([.$E36])" office:value-type="float"/>
          <table:table-cell table:formula="of:=MAX([.$F36])" office:value-type="float"/>
          <table:table-cell table:formula="of:=MAX([.$G36])" office:value-type="float"/>
          <table:table-cell table:formula="of:=MAX([.$H36])" office:value-type="float"/>
          <table:table-cell table:formula="of:=MAX([.$I36])" office:value-type="float"/>
          <table:table-cell table:formula="of:=MAX([.$J36])" office:value-type="float"/>
          <table:table-cell table:formula="of:=MAX([.$K36])" office:value-type="float"/>
        </table:table-row>
        <table:table-row table:style-name="ro1">
          <table:table-cell office:value-type="string">
            <text:p>./grid_9_8.lp</text:p>
          </table:table-cell>
          <table:table-cell office:value-type="float" office:value="0.845696"/>
          <table:table-cell office:value-type="float" office:value="0.01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32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830696"/>
          <table:table-cell table:formula="of:=MIN([.$B37])" office:value-type="float"/>
          <table:table-cell table:formula="of:=MIN([.$C37])" office:value-type="float"/>
          <table:table-cell table:formula="of:=MIN([.$D37])" office:value-type="float"/>
          <table:table-cell table:formula="of:=MIN([.$E37])" office:value-type="float"/>
          <table:table-cell table:formula="of:=MIN([.$F37])" office:value-type="float"/>
          <table:table-cell table:formula="of:=MIN([.$G37])" office:value-type="float"/>
          <table:table-cell table:formula="of:=MIN([.$H37])" office:value-type="float"/>
          <table:table-cell table:formula="of:=MIN([.$I37])" office:value-type="float"/>
          <table:table-cell table:formula="of:=MIN([.$J37])" office:value-type="float"/>
          <table:table-cell table:formula="of:=MIN([.$K37])" office:value-type="float"/>
          <table:table-cell table:formula="of:=MEDIAN([.$B37])" office:value-type="float"/>
          <table:table-cell table:formula="of:=MEDIAN([.$C37])" office:value-type="float"/>
          <table:table-cell table:formula="of:=MEDIAN([.$D37])" office:value-type="float"/>
          <table:table-cell table:formula="of:=MEDIAN([.$E37])" office:value-type="float"/>
          <table:table-cell table:formula="of:=MEDIAN([.$F37])" office:value-type="float"/>
          <table:table-cell table:formula="of:=MEDIAN([.$G37])" office:value-type="float"/>
          <table:table-cell table:formula="of:=MEDIAN([.$H37])" office:value-type="float"/>
          <table:table-cell table:formula="of:=MEDIAN([.$I37])" office:value-type="float"/>
          <table:table-cell table:formula="of:=MEDIAN([.$J37])" office:value-type="float"/>
          <table:table-cell table:formula="of:=MEDIAN([.$K37])" office:value-type="float"/>
          <table:table-cell table:formula="of:=MAX([.$B37])" office:value-type="float"/>
          <table:table-cell table:formula="of:=MAX([.$C37])" office:value-type="float"/>
          <table:table-cell table:formula="of:=MAX([.$D37])" office:value-type="float"/>
          <table:table-cell table:formula="of:=MAX([.$E37])" office:value-type="float"/>
          <table:table-cell table:formula="of:=MAX([.$F37])" office:value-type="float"/>
          <table:table-cell table:formula="of:=MAX([.$G37])" office:value-type="float"/>
          <table:table-cell table:formula="of:=MAX([.$H37])" office:value-type="float"/>
          <table:table-cell table:formula="of:=MAX([.$I37])" office:value-type="float"/>
          <table:table-cell table:formula="of:=MAX([.$J37])" office:value-type="float"/>
          <table:table-cell table:formula="of:=MAX([.$K37])" office:value-type="float"/>
        </table:table-row>
        <table:table-row table:style-name="ro1">
          <table:table-cell office:value-type="string">
            <text:p>./grid_9_9.lp</text:p>
          </table:table-cell>
          <table:table-cell office:value-type="float" office:value="0.998136"/>
          <table:table-cell office:value-type="float" office:value="0.02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27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972136"/>
          <table:table-cell table:formula="of:=MIN([.$B38])" office:value-type="float"/>
          <table:table-cell table:formula="of:=MIN([.$C38])" office:value-type="float"/>
          <table:table-cell table:formula="of:=MIN([.$D38])" office:value-type="float"/>
          <table:table-cell table:formula="of:=MIN([.$E38])" office:value-type="float"/>
          <table:table-cell table:formula="of:=MIN([.$F38])" office:value-type="float"/>
          <table:table-cell table:formula="of:=MIN([.$G38])" office:value-type="float"/>
          <table:table-cell table:formula="of:=MIN([.$H38])" office:value-type="float"/>
          <table:table-cell table:formula="of:=MIN([.$I38])" office:value-type="float"/>
          <table:table-cell table:formula="of:=MIN([.$J38])" office:value-type="float"/>
          <table:table-cell table:formula="of:=MIN([.$K38])" office:value-type="float"/>
          <table:table-cell table:formula="of:=MEDIAN([.$B38])" office:value-type="float"/>
          <table:table-cell table:formula="of:=MEDIAN([.$C38])" office:value-type="float"/>
          <table:table-cell table:formula="of:=MEDIAN([.$D38])" office:value-type="float"/>
          <table:table-cell table:formula="of:=MEDIAN([.$E38])" office:value-type="float"/>
          <table:table-cell table:formula="of:=MEDIAN([.$F38])" office:value-type="float"/>
          <table:table-cell table:formula="of:=MEDIAN([.$G38])" office:value-type="float"/>
          <table:table-cell table:formula="of:=MEDIAN([.$H38])" office:value-type="float"/>
          <table:table-cell table:formula="of:=MEDIAN([.$I38])" office:value-type="float"/>
          <table:table-cell table:formula="of:=MEDIAN([.$J38])" office:value-type="float"/>
          <table:table-cell table:formula="of:=MEDIAN([.$K38])" office:value-type="float"/>
          <table:table-cell table:formula="of:=MAX([.$B38])" office:value-type="float"/>
          <table:table-cell table:formula="of:=MAX([.$C38])" office:value-type="float"/>
          <table:table-cell table:formula="of:=MAX([.$D38])" office:value-type="float"/>
          <table:table-cell table:formula="of:=MAX([.$E38])" office:value-type="float"/>
          <table:table-cell table:formula="of:=MAX([.$F38])" office:value-type="float"/>
          <table:table-cell table:formula="of:=MAX([.$G38])" office:value-type="float"/>
          <table:table-cell table:formula="of:=MAX([.$H38])" office:value-type="float"/>
          <table:table-cell table:formula="of:=MAX([.$I38])" office:value-type="float"/>
          <table:table-cell table:formula="of:=MAX([.$J38])" office:value-type="float"/>
          <table:table-cell table:formula="of:=MAX([.$K38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8])" office:value-type="float"/>
          <table:table-cell table:formula="of:=SUM([.C3:.C38])" office:value-type="float"/>
          <table:table-cell table:formula="of:=SUM([.D3:.D38])" office:value-type="float"/>
          <table:table-cell table:formula="of:=SUM([.E3:.E38])" office:value-type="float"/>
          <table:table-cell table:formula="of:=SUM([.F3:.F38])" office:value-type="float"/>
          <table:table-cell table:formula="of:=SUM([.G3:.G38])" office:value-type="float"/>
          <table:table-cell table:formula="of:=SUM([.H3:.H38])" office:value-type="float"/>
          <table:table-cell table:formula="of:=SUM([.I3:.I38])" office:value-type="float"/>
          <table:table-cell table:formula="of:=SUM([.J3:.J38])" office:value-type="float"/>
          <table:table-cell table:formula="of:=SUM([.K3:.K38])" office:value-type="float"/>
          <table:table-cell table:formula="of:=SUM([.L3:.L38])" office:value-type="float"/>
          <table:table-cell table:formula="of:=SUM([.M3:.M38])" office:value-type="float"/>
          <table:table-cell table:formula="of:=SUM([.N3:.N38])" office:value-type="float"/>
          <table:table-cell table:formula="of:=SUM([.O3:.O38])" office:value-type="float"/>
          <table:table-cell table:formula="of:=SUM([.P3:.P38])" office:value-type="float"/>
          <table:table-cell table:formula="of:=SUM([.Q3:.Q38])" office:value-type="float"/>
          <table:table-cell table:formula="of:=SUM([.R3:.R38])" office:value-type="float"/>
          <table:table-cell table:formula="of:=SUM([.S3:.S38])" office:value-type="float"/>
          <table:table-cell table:formula="of:=SUM([.T3:.T38])" office:value-type="float"/>
          <table:table-cell table:formula="of:=SUM([.U3:.U38])" office:value-type="float"/>
          <table:table-cell table:formula="of:=SUM([.V3:.V38])" office:value-type="float"/>
          <table:table-cell table:formula="of:=SUM([.W3:.W38])" office:value-type="float"/>
          <table:table-cell table:formula="of:=SUM([.X3:.X38])" office:value-type="float"/>
          <table:table-cell table:formula="of:=SUM([.Y3:.Y38])" office:value-type="float"/>
          <table:table-cell table:formula="of:=SUM([.Z3:.Z38])" office:value-type="float"/>
          <table:table-cell table:formula="of:=SUM([.AA3:.AA38])" office:value-type="float"/>
          <table:table-cell table:formula="of:=SUM([.AB3:.AB38])" office:value-type="float"/>
          <table:table-cell table:formula="of:=SUM([.AC3:.AC38])" office:value-type="float"/>
          <table:table-cell table:formula="of:=SUM([.AD3:.AD38])" office:value-type="float"/>
          <table:table-cell table:formula="of:=SUM([.AE3:.AE38])" office:value-type="float"/>
          <table:table-cell table:formula="of:=SUM([.AF3:.AF38])" office:value-type="float"/>
          <table:table-cell table:formula="of:=SUM([.AG3:.AG38])" office:value-type="float"/>
          <table:table-cell table:formula="of:=SUM([.AH3:.AH38])" office:value-type="float"/>
          <table:table-cell table:formula="of:=SUM([.AI3:.AI38])" office:value-type="float"/>
          <table:table-cell table:formula="of:=SUM([.AJ3:.AJ38])" office:value-type="float"/>
          <table:table-cell table:formula="of:=SUM([.AK3:.AK38])" office:value-type="float"/>
          <table:table-cell table:formula="of:=SUM([.AL3:.AL38])" office:value-type="float"/>
          <table:table-cell table:formula="of:=SUM([.AM3:.AM38])" office:value-type="float"/>
          <table:table-cell table:formula="of:=SUM([.AN3:.AN38])" office:value-type="float"/>
          <table:table-cell table:formula="of:=SUM([.AO3:.AO38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8])" office:value-type="float"/>
          <table:table-cell table:formula="of:=AVERAGE([.C3:.C38])" office:value-type="float"/>
          <table:table-cell table:formula="of:=AVERAGE([.D3:.D38])" office:value-type="float"/>
          <table:table-cell table:formula="of:=AVERAGE([.E3:.E38])" office:value-type="float"/>
          <table:table-cell table:formula="of:=AVERAGE([.F3:.F38])" office:value-type="float"/>
          <table:table-cell table:formula="of:=AVERAGE([.G3:.G38])" office:value-type="float"/>
          <table:table-cell table:formula="of:=AVERAGE([.H3:.H38])" office:value-type="float"/>
          <table:table-cell table:formula="of:=AVERAGE([.I3:.I38])" office:value-type="float"/>
          <table:table-cell table:formula="of:=AVERAGE([.J3:.J38])" office:value-type="float"/>
          <table:table-cell table:formula="of:=AVERAGE([.K3:.K38])" office:value-type="float"/>
          <table:table-cell table:formula="of:=AVERAGE([.L3:.L38])" office:value-type="float"/>
          <table:table-cell table:formula="of:=AVERAGE([.M3:.M38])" office:value-type="float"/>
          <table:table-cell table:formula="of:=AVERAGE([.N3:.N38])" office:value-type="float"/>
          <table:table-cell table:formula="of:=AVERAGE([.O3:.O38])" office:value-type="float"/>
          <table:table-cell table:formula="of:=AVERAGE([.P3:.P38])" office:value-type="float"/>
          <table:table-cell table:formula="of:=AVERAGE([.Q3:.Q38])" office:value-type="float"/>
          <table:table-cell table:formula="of:=AVERAGE([.R3:.R38])" office:value-type="float"/>
          <table:table-cell table:formula="of:=AVERAGE([.S3:.S38])" office:value-type="float"/>
          <table:table-cell table:formula="of:=AVERAGE([.T3:.T38])" office:value-type="float"/>
          <table:table-cell table:formula="of:=AVERAGE([.U3:.U38])" office:value-type="float"/>
          <table:table-cell table:formula="of:=AVERAGE([.V3:.V38])" office:value-type="float"/>
          <table:table-cell table:formula="of:=AVERAGE([.W3:.W38])" office:value-type="float"/>
          <table:table-cell table:formula="of:=AVERAGE([.X3:.X38])" office:value-type="float"/>
          <table:table-cell table:formula="of:=AVERAGE([.Y3:.Y38])" office:value-type="float"/>
          <table:table-cell table:formula="of:=AVERAGE([.Z3:.Z38])" office:value-type="float"/>
          <table:table-cell table:formula="of:=AVERAGE([.AA3:.AA38])" office:value-type="float"/>
          <table:table-cell table:formula="of:=AVERAGE([.AB3:.AB38])" office:value-type="float"/>
          <table:table-cell table:formula="of:=AVERAGE([.AC3:.AC38])" office:value-type="float"/>
          <table:table-cell table:formula="of:=AVERAGE([.AD3:.AD38])" office:value-type="float"/>
          <table:table-cell table:formula="of:=AVERAGE([.AE3:.AE38])" office:value-type="float"/>
          <table:table-cell table:formula="of:=AVERAGE([.AF3:.AF38])" office:value-type="float"/>
          <table:table-cell table:formula="of:=AVERAGE([.AG3:.AG38])" office:value-type="float"/>
          <table:table-cell table:formula="of:=AVERAGE([.AH3:.AH38])" office:value-type="float"/>
          <table:table-cell table:formula="of:=AVERAGE([.AI3:.AI38])" office:value-type="float"/>
          <table:table-cell table:formula="of:=AVERAGE([.AJ3:.AJ38])" office:value-type="float"/>
          <table:table-cell table:formula="of:=AVERAGE([.AK3:.AK38])" office:value-type="float"/>
          <table:table-cell table:formula="of:=AVERAGE([.AL3:.AL38])" office:value-type="float"/>
          <table:table-cell table:formula="of:=AVERAGE([.AM3:.AM38])" office:value-type="float"/>
          <table:table-cell table:formula="of:=AVERAGE([.AN3:.AN38])" office:value-type="float"/>
          <table:table-cell table:formula="of:=AVERAGE([.AO3:.AO38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8])" office:value-type="float"/>
          <table:table-cell table:formula="of:=STDEV([.C3:.C38])" office:value-type="float"/>
          <table:table-cell table:formula="of:=STDEV([.D3:.D38])" office:value-type="float"/>
          <table:table-cell table:formula="of:=STDEV([.E3:.E38])" office:value-type="float"/>
          <table:table-cell table:formula="of:=STDEV([.F3:.F38])" office:value-type="float"/>
          <table:table-cell table:formula="of:=STDEV([.G3:.G38])" office:value-type="float"/>
          <table:table-cell table:formula="of:=STDEV([.H3:.H38])" office:value-type="float"/>
          <table:table-cell table:formula="of:=STDEV([.I3:.I38])" office:value-type="float"/>
          <table:table-cell table:formula="of:=STDEV([.J3:.J38])" office:value-type="float"/>
          <table:table-cell table:formula="of:=STDEV([.K3:.K38])" office:value-type="float"/>
          <table:table-cell table:formula="of:=STDEV([.L3:.L38])" office:value-type="float"/>
          <table:table-cell table:formula="of:=STDEV([.M3:.M38])" office:value-type="float"/>
          <table:table-cell table:formula="of:=STDEV([.N3:.N38])" office:value-type="float"/>
          <table:table-cell table:formula="of:=STDEV([.O3:.O38])" office:value-type="float"/>
          <table:table-cell table:formula="of:=STDEV([.P3:.P38])" office:value-type="float"/>
          <table:table-cell table:formula="of:=STDEV([.Q3:.Q38])" office:value-type="float"/>
          <table:table-cell table:formula="of:=STDEV([.R3:.R38])" office:value-type="float"/>
          <table:table-cell table:formula="of:=STDEV([.S3:.S38])" office:value-type="float"/>
          <table:table-cell table:formula="of:=STDEV([.T3:.T38])" office:value-type="float"/>
          <table:table-cell table:formula="of:=STDEV([.U3:.U38])" office:value-type="float"/>
          <table:table-cell table:formula="of:=STDEV([.V3:.V38])" office:value-type="float"/>
          <table:table-cell table:formula="of:=STDEV([.W3:.W38])" office:value-type="float"/>
          <table:table-cell table:formula="of:=STDEV([.X3:.X38])" office:value-type="float"/>
          <table:table-cell table:formula="of:=STDEV([.Y3:.Y38])" office:value-type="float"/>
          <table:table-cell table:formula="of:=STDEV([.Z3:.Z38])" office:value-type="float"/>
          <table:table-cell table:formula="of:=STDEV([.AA3:.AA38])" office:value-type="float"/>
          <table:table-cell table:formula="of:=STDEV([.AB3:.AB38])" office:value-type="float"/>
          <table:table-cell table:formula="of:=STDEV([.AC3:.AC38])" office:value-type="float"/>
          <table:table-cell table:formula="of:=STDEV([.AD3:.AD38])" office:value-type="float"/>
          <table:table-cell table:formula="of:=STDEV([.AE3:.AE38])" office:value-type="float"/>
          <table:table-cell table:formula="of:=STDEV([.AF3:.AF38])" office:value-type="float"/>
          <table:table-cell table:formula="of:=STDEV([.AG3:.AG38])" office:value-type="float"/>
          <table:table-cell table:formula="of:=STDEV([.AH3:.AH38])" office:value-type="float"/>
          <table:table-cell table:formula="of:=STDEV([.AI3:.AI38])" office:value-type="float"/>
          <table:table-cell table:formula="of:=STDEV([.AJ3:.AJ38])" office:value-type="float"/>
          <table:table-cell table:formula="of:=STDEV([.AK3:.AK38])" office:value-type="float"/>
          <table:table-cell table:formula="of:=STDEV([.AL3:.AL38])" office:value-type="float"/>
          <table:table-cell table:formula="of:=STDEV([.AM3:.AM38])" office:value-type="float"/>
          <table:table-cell table:formula="of:=STDEV([.AN3:.AN38])" office:value-type="float"/>
          <table:table-cell table:formula="of:=STDEV([.AO3:.AO38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8]-[.$L3:.$L38])^2)^0.5" office:value-type="float"/>
          <table:table-cell table:number-matrix-columns-spanned="1" table:number-matrix-rows-spanned="1" table:formula="of:=SUM(([.C3:.C38]-[.$M3:.$M38])^2)^0.5" office:value-type="float"/>
          <table:table-cell table:number-matrix-columns-spanned="1" table:number-matrix-rows-spanned="1" table:formula="of:=SUM(([.D3:.D38]-[.$N3:.$N38])^2)^0.5" office:value-type="float"/>
          <table:table-cell table:number-matrix-columns-spanned="1" table:number-matrix-rows-spanned="1" table:formula="of:=SUM(([.E3:.E38]-[.$O3:.$O38])^2)^0.5" office:value-type="float"/>
          <table:table-cell table:number-matrix-columns-spanned="1" table:number-matrix-rows-spanned="1" table:formula="of:=SUM(([.F3:.F38]-[.$P3:.$P38])^2)^0.5" office:value-type="float"/>
          <table:table-cell table:number-matrix-columns-spanned="1" table:number-matrix-rows-spanned="1" table:formula="of:=SUM(([.G3:.G38]-[.$Q3:.$Q38])^2)^0.5" office:value-type="float"/>
          <table:table-cell table:number-matrix-columns-spanned="1" table:number-matrix-rows-spanned="1" table:formula="of:=SUM(([.H3:.H38]-[.$R3:.$R38])^2)^0.5" office:value-type="float"/>
          <table:table-cell table:number-matrix-columns-spanned="1" table:number-matrix-rows-spanned="1" table:formula="of:=SUM(([.I3:.I38]-[.$S3:.$S38])^2)^0.5" office:value-type="float"/>
          <table:table-cell table:number-matrix-columns-spanned="1" table:number-matrix-rows-spanned="1" table:formula="of:=SUM(([.J3:.J38]-[.$T3:.$T38])^2)^0.5" office:value-type="float"/>
          <table:table-cell table:number-matrix-columns-spanned="1" table:number-matrix-rows-spanned="1" table:formula="of:=SUM(([.K3:.K38]-[.$U3:.$U38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8]=[.$L3:.$L38])" office:value-type="float"/>
          <table:table-cell table:number-matrix-columns-spanned="1" table:number-matrix-rows-spanned="1" table:formula="of:=SUM([.C3:.C38]=[.$M3:.$M38])" office:value-type="float"/>
          <table:table-cell table:number-matrix-columns-spanned="1" table:number-matrix-rows-spanned="1" table:formula="of:=SUM([.D3:.D38]=[.$N3:.$N38])" office:value-type="float"/>
          <table:table-cell table:number-matrix-columns-spanned="1" table:number-matrix-rows-spanned="1" table:formula="of:=SUM([.E3:.E38]=[.$O3:.$O38])" office:value-type="float"/>
          <table:table-cell table:number-matrix-columns-spanned="1" table:number-matrix-rows-spanned="1" table:formula="of:=SUM([.F3:.F38]=[.$P3:.$P38])" office:value-type="float"/>
          <table:table-cell table:number-matrix-columns-spanned="1" table:number-matrix-rows-spanned="1" table:formula="of:=SUM([.G3:.G38]=[.$Q3:.$Q38])" office:value-type="float"/>
          <table:table-cell table:number-matrix-columns-spanned="1" table:number-matrix-rows-spanned="1" table:formula="of:=SUM([.H3:.H38]=[.$R3:.$R38])" office:value-type="float"/>
          <table:table-cell table:number-matrix-columns-spanned="1" table:number-matrix-rows-spanned="1" table:formula="of:=SUM([.I3:.I38]=[.$S3:.$S38])" office:value-type="float"/>
          <table:table-cell table:number-matrix-columns-spanned="1" table:number-matrix-rows-spanned="1" table:formula="of:=SUM([.J3:.J38]=[.$T3:.$T38])" office:value-type="float"/>
          <table:table-cell table:number-matrix-columns-spanned="1" table:number-matrix-rows-spanned="1" table:formula="of:=SUM([.K3:.K38]=[.$U3:.$U38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8]&lt;[.$V3:.$V38])" office:value-type="float"/>
          <table:table-cell table:number-matrix-columns-spanned="1" table:number-matrix-rows-spanned="1" table:formula="of:=SUM([.C3:.C38]&lt;[.$W3:.$W38])" office:value-type="float"/>
          <table:table-cell table:number-matrix-columns-spanned="1" table:number-matrix-rows-spanned="1" table:formula="of:=SUM([.D3:.D38]&lt;[.$X3:.$X38])" office:value-type="float"/>
          <table:table-cell table:number-matrix-columns-spanned="1" table:number-matrix-rows-spanned="1" table:formula="of:=SUM([.E3:.E38]&lt;[.$Y3:.$Y38])" office:value-type="float"/>
          <table:table-cell table:number-matrix-columns-spanned="1" table:number-matrix-rows-spanned="1" table:formula="of:=SUM([.F3:.F38]&lt;[.$Z3:.$Z38])" office:value-type="float"/>
          <table:table-cell table:number-matrix-columns-spanned="1" table:number-matrix-rows-spanned="1" table:formula="of:=SUM([.G3:.G38]&lt;[.$AA3:.$AA38])" office:value-type="float"/>
          <table:table-cell table:number-matrix-columns-spanned="1" table:number-matrix-rows-spanned="1" table:formula="of:=SUM([.H3:.H38]&lt;[.$AB3:.$AB38])" office:value-type="float"/>
          <table:table-cell table:number-matrix-columns-spanned="1" table:number-matrix-rows-spanned="1" table:formula="of:=SUM([.I3:.I38]&lt;[.$AC3:.$AC38])" office:value-type="float"/>
          <table:table-cell table:number-matrix-columns-spanned="1" table:number-matrix-rows-spanned="1" table:formula="of:=SUM([.J3:.J38]&lt;[.$AD3:.$AD38])" office:value-type="float"/>
          <table:table-cell table:number-matrix-columns-spanned="1" table:number-matrix-rows-spanned="1" table:formula="of:=SUM([.K3:.K38]&lt;[.$AE3:.$AE38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8]&gt;[.$V3:.$V38])" office:value-type="float"/>
          <table:table-cell table:number-matrix-columns-spanned="1" table:number-matrix-rows-spanned="1" table:formula="of:=SUM([.C3:.C38]&gt;[.$W3:.$W38])" office:value-type="float"/>
          <table:table-cell table:number-matrix-columns-spanned="1" table:number-matrix-rows-spanned="1" table:formula="of:=SUM([.D3:.D38]&gt;[.$X3:.$X38])" office:value-type="float"/>
          <table:table-cell table:number-matrix-columns-spanned="1" table:number-matrix-rows-spanned="1" table:formula="of:=SUM([.E3:.E38]&gt;[.$Y3:.$Y38])" office:value-type="float"/>
          <table:table-cell table:number-matrix-columns-spanned="1" table:number-matrix-rows-spanned="1" table:formula="of:=SUM([.F3:.F38]&gt;[.$Z3:.$Z38])" office:value-type="float"/>
          <table:table-cell table:number-matrix-columns-spanned="1" table:number-matrix-rows-spanned="1" table:formula="of:=SUM([.G3:.G38]&gt;[.$AA3:.$AA38])" office:value-type="float"/>
          <table:table-cell table:number-matrix-columns-spanned="1" table:number-matrix-rows-spanned="1" table:formula="of:=SUM([.H3:.H38]&gt;[.$AB3:.$AB38])" office:value-type="float"/>
          <table:table-cell table:number-matrix-columns-spanned="1" table:number-matrix-rows-spanned="1" table:formula="of:=SUM([.I3:.I38]&gt;[.$AC3:.$AC38])" office:value-type="float"/>
          <table:table-cell table:number-matrix-columns-spanned="1" table:number-matrix-rows-spanned="1" table:formula="of:=SUM([.J3:.J38]&gt;[.$AD3:.$AD38])" office:value-type="float"/>
          <table:table-cell table:number-matrix-columns-spanned="1" table:number-matrix-rows-spanned="1" table:formula="of:=SUM([.K3:.K38]&gt;[.$AE3:.$AE38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8]=[.$AF3:.$AF38])" office:value-type="float"/>
          <table:table-cell table:number-matrix-columns-spanned="1" table:number-matrix-rows-spanned="1" table:formula="of:=SUM([.C3:.C38]=[.$AG3:.$AG38])" office:value-type="float"/>
          <table:table-cell table:number-matrix-columns-spanned="1" table:number-matrix-rows-spanned="1" table:formula="of:=SUM([.D3:.D38]=[.$AH3:.$AH38])" office:value-type="float"/>
          <table:table-cell table:number-matrix-columns-spanned="1" table:number-matrix-rows-spanned="1" table:formula="of:=SUM([.E3:.E38]=[.$AI3:.$AI38])" office:value-type="float"/>
          <table:table-cell table:number-matrix-columns-spanned="1" table:number-matrix-rows-spanned="1" table:formula="of:=SUM([.F3:.F38]=[.$AJ3:.$AJ38])" office:value-type="float"/>
          <table:table-cell table:number-matrix-columns-spanned="1" table:number-matrix-rows-spanned="1" table:formula="of:=SUM([.G3:.G38]=[.$AK3:.$AK38])" office:value-type="float"/>
          <table:table-cell table:number-matrix-columns-spanned="1" table:number-matrix-rows-spanned="1" table:formula="of:=SUM([.H3:.H38]=[.$AL3:.$AL38])" office:value-type="float"/>
          <table:table-cell table:number-matrix-columns-spanned="1" table:number-matrix-rows-spanned="1" table:formula="of:=SUM([.I3:.I38]=[.$AM3:.$AM38])" office:value-type="float"/>
          <table:table-cell table:number-matrix-columns-spanned="1" table:number-matrix-rows-spanned="1" table:formula="of:=SUM([.J3:.J38]=[.$AN3:.$AN38])" office:value-type="float"/>
          <table:table-cell table:number-matrix-columns-spanned="1" table:number-matrix-rows-spanned="1" table:formula="of:=SUM([.K3:.K38]=[.$AO3:.$AO38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row table:style-name="ro1">
          <table:table-cell office:value-type="string">
            <text:p/>
          </table:table-cell>
          <table:table-cell office:value-type="string">
            <text:p>plingo-1/sampl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38])" office:value-type="float"/>
          <table:table-cell table:formula="of:=AVERAGE([Instances.C3:Instances.C38])" office:value-type="float"/>
          <table:table-cell table:formula="of:=AVERAGE([Instances.D3:Instances.D38])" office:value-type="float"/>
          <table:table-cell table:formula="of:=AVERAGE([Instances.E3:Instances.E38])" office:value-type="float"/>
          <table:table-cell table:formula="of:=SUM([Instances.F3:Instances.F38])" office:value-type="float"/>
          <table:table-cell table:formula="of:=AVERAGE([Instances.G3:Instances.G38])" office:value-type="float"/>
          <table:table-cell table:formula="of:=AVERAGE([Instances.H3:Instances.H38])" office:value-type="float"/>
          <table:table-cell table:formula="of:=AVERAGE([Instances.I3:Instances.I38])" office:value-type="float"/>
          <table:table-cell table:formula="of:=AVERAGE([Instances.J3:Instances.J38])" office:value-type="float"/>
          <table:table-cell table:formula="of:=AVERAGE([Instances.K3:Instances.K38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L3:.$L3])^2)^0.5" office:value-type="float"/>
          <table:table-cell table:number-matrix-columns-spanned="1" table:number-matrix-rows-spanned="1" table:formula="of:=SUM(([.C3:.C3]-[.$M3:.$M3])^2)^0.5" office:value-type="float"/>
          <table:table-cell table:number-matrix-columns-spanned="1" table:number-matrix-rows-spanned="1" table:formula="of:=SUM(([.D3:.D3]-[.$N3:.$N3])^2)^0.5" office:value-type="float"/>
          <table:table-cell table:number-matrix-columns-spanned="1" table:number-matrix-rows-spanned="1" table:formula="of:=SUM(([.E3:.E3]-[.$O3:.$O3])^2)^0.5" office:value-type="float"/>
          <table:table-cell table:number-matrix-columns-spanned="1" table:number-matrix-rows-spanned="1" table:formula="of:=SUM(([.F3:.F3]-[.$P3:.$P3])^2)^0.5" office:value-type="float"/>
          <table:table-cell table:number-matrix-columns-spanned="1" table:number-matrix-rows-spanned="1" table:formula="of:=SUM(([.G3:.G3]-[.$Q3:.$Q3])^2)^0.5" office:value-type="float"/>
          <table:table-cell table:number-matrix-columns-spanned="1" table:number-matrix-rows-spanned="1" table:formula="of:=SUM(([.H3:.H3]-[.$R3:.$R3])^2)^0.5" office:value-type="float"/>
          <table:table-cell table:number-matrix-columns-spanned="1" table:number-matrix-rows-spanned="1" table:formula="of:=SUM(([.I3:.I3]-[.$S3:.$S3])^2)^0.5" office:value-type="float"/>
          <table:table-cell table:number-matrix-columns-spanned="1" table:number-matrix-rows-spanned="1" table:formula="of:=SUM(([.J3:.J3]-[.$T3:.$T3])^2)^0.5" office:value-type="float"/>
          <table:table-cell table:number-matrix-columns-spanned="1" table:number-matrix-rows-spanned="1" table:formula="of:=SUM(([.K3:.K3]-[.$U3:.$U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L3:.$L3])" office:value-type="float"/>
          <table:table-cell table:number-matrix-columns-spanned="1" table:number-matrix-rows-spanned="1" table:formula="of:=SUM([.C3:.C3]=[.$M3:.$M3])" office:value-type="float"/>
          <table:table-cell table:number-matrix-columns-spanned="1" table:number-matrix-rows-spanned="1" table:formula="of:=SUM([.D3:.D3]=[.$N3:.$N3])" office:value-type="float"/>
          <table:table-cell table:number-matrix-columns-spanned="1" table:number-matrix-rows-spanned="1" table:formula="of:=SUM([.E3:.E3]=[.$O3:.$O3])" office:value-type="float"/>
          <table:table-cell table:number-matrix-columns-spanned="1" table:number-matrix-rows-spanned="1" table:formula="of:=SUM([.F3:.F3]=[.$P3:.$P3])" office:value-type="float"/>
          <table:table-cell table:number-matrix-columns-spanned="1" table:number-matrix-rows-spanned="1" table:formula="of:=SUM([.G3:.G3]=[.$Q3:.$Q3])" office:value-type="float"/>
          <table:table-cell table:number-matrix-columns-spanned="1" table:number-matrix-rows-spanned="1" table:formula="of:=SUM([.H3:.H3]=[.$R3:.$R3])" office:value-type="float"/>
          <table:table-cell table:number-matrix-columns-spanned="1" table:number-matrix-rows-spanned="1" table:formula="of:=SUM([.I3:.I3]=[.$S3:.$S3])" office:value-type="float"/>
          <table:table-cell table:number-matrix-columns-spanned="1" table:number-matrix-rows-spanned="1" table:formula="of:=SUM([.J3:.J3]=[.$T3:.$T3])" office:value-type="float"/>
          <table:table-cell table:number-matrix-columns-spanned="1" table:number-matrix-rows-spanned="1" table:formula="of:=SUM([.K3:.K3]=[.$U3:.$U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V3:.$V3])" office:value-type="float"/>
          <table:table-cell table:number-matrix-columns-spanned="1" table:number-matrix-rows-spanned="1" table:formula="of:=SUM([.C3:.C3]&lt;[.$W3:.$W3])" office:value-type="float"/>
          <table:table-cell table:number-matrix-columns-spanned="1" table:number-matrix-rows-spanned="1" table:formula="of:=SUM([.D3:.D3]&lt;[.$X3:.$X3])" office:value-type="float"/>
          <table:table-cell table:number-matrix-columns-spanned="1" table:number-matrix-rows-spanned="1" table:formula="of:=SUM([.E3:.E3]&lt;[.$Y3:.$Y3])" office:value-type="float"/>
          <table:table-cell table:number-matrix-columns-spanned="1" table:number-matrix-rows-spanned="1" table:formula="of:=SUM([.F3:.F3]&lt;[.$Z3:.$Z3])" office:value-type="float"/>
          <table:table-cell table:number-matrix-columns-spanned="1" table:number-matrix-rows-spanned="1" table:formula="of:=SUM([.G3:.G3]&lt;[.$AA3:.$AA3])" office:value-type="float"/>
          <table:table-cell table:number-matrix-columns-spanned="1" table:number-matrix-rows-spanned="1" table:formula="of:=SUM([.H3:.H3]&lt;[.$AB3:.$AB3])" office:value-type="float"/>
          <table:table-cell table:number-matrix-columns-spanned="1" table:number-matrix-rows-spanned="1" table:formula="of:=SUM([.I3:.I3]&lt;[.$AC3:.$AC3])" office:value-type="float"/>
          <table:table-cell table:number-matrix-columns-spanned="1" table:number-matrix-rows-spanned="1" table:formula="of:=SUM([.J3:.J3]&lt;[.$AD3:.$AD3])" office:value-type="float"/>
          <table:table-cell table:number-matrix-columns-spanned="1" table:number-matrix-rows-spanned="1" table:formula="of:=SUM([.K3:.K3]&lt;[.$AE3:.$AE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V3:.$V3])" office:value-type="float"/>
          <table:table-cell table:number-matrix-columns-spanned="1" table:number-matrix-rows-spanned="1" table:formula="of:=SUM([.C3:.C3]&gt;[.$W3:.$W3])" office:value-type="float"/>
          <table:table-cell table:number-matrix-columns-spanned="1" table:number-matrix-rows-spanned="1" table:formula="of:=SUM([.D3:.D3]&gt;[.$X3:.$X3])" office:value-type="float"/>
          <table:table-cell table:number-matrix-columns-spanned="1" table:number-matrix-rows-spanned="1" table:formula="of:=SUM([.E3:.E3]&gt;[.$Y3:.$Y3])" office:value-type="float"/>
          <table:table-cell table:number-matrix-columns-spanned="1" table:number-matrix-rows-spanned="1" table:formula="of:=SUM([.F3:.F3]&gt;[.$Z3:.$Z3])" office:value-type="float"/>
          <table:table-cell table:number-matrix-columns-spanned="1" table:number-matrix-rows-spanned="1" table:formula="of:=SUM([.G3:.G3]&gt;[.$AA3:.$AA3])" office:value-type="float"/>
          <table:table-cell table:number-matrix-columns-spanned="1" table:number-matrix-rows-spanned="1" table:formula="of:=SUM([.H3:.H3]&gt;[.$AB3:.$AB3])" office:value-type="float"/>
          <table:table-cell table:number-matrix-columns-spanned="1" table:number-matrix-rows-spanned="1" table:formula="of:=SUM([.I3:.I3]&gt;[.$AC3:.$AC3])" office:value-type="float"/>
          <table:table-cell table:number-matrix-columns-spanned="1" table:number-matrix-rows-spanned="1" table:formula="of:=SUM([.J3:.J3]&gt;[.$AD3:.$AD3])" office:value-type="float"/>
          <table:table-cell table:number-matrix-columns-spanned="1" table:number-matrix-rows-spanned="1" table:formula="of:=SUM([.K3:.K3]&gt;[.$AE3:.$AE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AF3:.$AF3])" office:value-type="float"/>
          <table:table-cell table:number-matrix-columns-spanned="1" table:number-matrix-rows-spanned="1" table:formula="of:=SUM([.C3:.C3]=[.$AG3:.$AG3])" office:value-type="float"/>
          <table:table-cell table:number-matrix-columns-spanned="1" table:number-matrix-rows-spanned="1" table:formula="of:=SUM([.D3:.D3]=[.$AH3:.$AH3])" office:value-type="float"/>
          <table:table-cell table:number-matrix-columns-spanned="1" table:number-matrix-rows-spanned="1" table:formula="of:=SUM([.E3:.E3]=[.$AI3:.$AI3])" office:value-type="float"/>
          <table:table-cell table:number-matrix-columns-spanned="1" table:number-matrix-rows-spanned="1" table:formula="of:=SUM([.F3:.F3]=[.$AJ3:.$AJ3])" office:value-type="float"/>
          <table:table-cell table:number-matrix-columns-spanned="1" table:number-matrix-rows-spanned="1" table:formula="of:=SUM([.G3:.G3]=[.$AK3:.$AK3])" office:value-type="float"/>
          <table:table-cell table:number-matrix-columns-spanned="1" table:number-matrix-rows-spanned="1" table:formula="of:=SUM([.H3:.H3]=[.$AL3:.$AL3])" office:value-type="float"/>
          <table:table-cell table:number-matrix-columns-spanned="1" table:number-matrix-rows-spanned="1" table:formula="of:=SUM([.I3:.I3]=[.$AM3:.$AM3])" office:value-type="float"/>
          <table:table-cell table:number-matrix-columns-spanned="1" table:number-matrix-rows-spanned="1" table:formula="of:=SUM([.J3:.J3]=[.$AN3:.$AN3])" office:value-type="float"/>
          <table:table-cell table:number-matrix-columns-spanned="1" table:number-matrix-rows-spanned="1" table:formula="of:=SUM([.K3:.K3]=[.$AO3:.$AO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